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65.0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58.9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73.3pt"/>
    </style:style>
    <style:style style:name="co10" style:family="table-column">
      <style:table-column-properties fo:break-before="auto" style:column-width="81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st #</text:p>
          </table:table-cell>
          <table:table-cell office:value-type="string" calcext:value-type="string">
            <text:p>Noise Power dB</text:p>
          </table:table-cell>
          <table:table-cell office:value-type="string" calcext:value-type="string">
            <text:p>Noise Power</text:p>
          </table:table-cell>
          <table:table-cell office:value-type="string" calcext:value-type="string">
            <text:p>Transmitting dB</text:p>
          </table:table-cell>
          <table:table-cell office:value-type="string" calcext:value-type="string">
            <text:p>Transmitting Power</text:p>
          </table:table-cell>
          <table:table-cell office:value-type="string" calcext:value-type="string">
            <text:p>Jamming dB</text:p>
          </table:table-cell>
          <table:table-cell office:value-type="string" calcext:value-type="string">
            <text:p>Jamming Power</text:p>
          </table:table-cell>
          <table:table-cell office:value-type="string" calcext:value-type="string">
            <text:p>SJR dB</text:p>
          </table:table-cell>
          <table:table-cell office:value-type="string" calcext:value-type="string">
            <text:p>SJR Power</text:p>
          </table:table-cell>
          <table:table-cell office:value-type="string" calcext:value-type="string">
            <text:p>Jamming Type</text:p>
          </table:table-cell>
          <table:table-cell office:value-type="string" calcext:value-type="string">
            <text:p>Using Mod Interleaver?</text:p>
          </table:table-cell>
          <table:table-cell office:value-type="string" calcext:value-type="string">
            <text:p>Jamming Gain</text:p>
          </table:table-cell>
          <table:table-cell office:value-type="string" calcext:value-type="string">
            <text:p>Packets Recv</text:p>
          </table:table-cell>
          <table:table-cell office:value-type="string" calcext:value-type="string">
            <text:p>Packets Missed</text:p>
          </table:table-cell>
          <table:table-cell office:value-type="string" calcext:value-type="string">
            <text:p>Error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83" calcext:value-type="float">
            <text:p>-83</text:p>
          </table:table-cell>
          <table:table-cell table:formula="of:=10^([.B2]/10)" office:value-type="float" office:value="0.00000000501187233627271" calcext:value-type="float">
            <text:p>5.01187233627271E-09</text:p>
          </table:table-cell>
          <table:table-cell office:value-type="float" office:value="-60.2" calcext:value-type="float">
            <text:p>-60.2</text:p>
          </table:table-cell>
          <table:table-cell table:formula="of:=10^([.D2]/10)" office:value-type="float" office:value="0.000000954992586021435" calcext:value-type="float">
            <text:p>9.54992586021435E-07</text:p>
          </table:table-cell>
          <table:table-cell office:value-type="float" office:value="-44.35" calcext:value-type="float">
            <text:p>-44.35</text:p>
          </table:table-cell>
          <table:table-cell table:formula="of:=10^([.F2]/10)" office:value-type="float" office:value="0.0000367282300498084" calcext:value-type="float">
            <text:p>3.67282300498084E-05</text:p>
          </table:table-cell>
          <table:table-cell table:formula="of:=10*LOG10([.I2])" office:value-type="float" office:value="-15.8722594444324" calcext:value-type="float">
            <text:p>-15.8722594444324</text:p>
          </table:table-cell>
          <table:table-cell table:formula="of:=([.E2]-[.C2])/([.G2]-[.C2])" office:value-type="float" office:value="0.0258686673127119" calcext:value-type="float">
            <text:p>0.02586866731271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1-([.M2]-[.N2])/[.M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3.55" calcext:value-type="float">
            <text:p>-83.55</text:p>
          </table:table-cell>
          <table:table-cell table:formula="of:=10^([.B3]/10)" office:value-type="float" office:value="0.00000000441570447353312" calcext:value-type="float">
            <text:p>4.41570447353312E-09</text:p>
          </table:table-cell>
          <table:table-cell office:value-type="float" office:value="-60.15" calcext:value-type="float">
            <text:p>-60.15</text:p>
          </table:table-cell>
          <table:table-cell table:formula="of:=10^([.D3]/10)" office:value-type="float" office:value="0.000000966050878989814" calcext:value-type="float">
            <text:p>9.66050878989814E-07</text:p>
          </table:table-cell>
          <table:table-cell office:value-type="float" office:value="-64.2" calcext:value-type="float">
            <text:p>-64.2</text:p>
          </table:table-cell>
          <table:table-cell table:formula="of:=10^([.F3]/10)" office:value-type="float" office:value="0.000000380189396320561" calcext:value-type="float">
            <text:p>3.80189396320561E-07</text:p>
          </table:table-cell>
          <table:table-cell table:formula="of:=10*LOG10([.I3])" office:value-type="float" office:value="4.08083968895227" calcext:value-type="float">
            <text:p>4.08083968895227</text:p>
          </table:table-cell>
          <table:table-cell table:formula="of:=([.E3]-[.C3])/([.G3]-[.C3])" office:value-type="float" office:value="2.55908062586709" calcext:value-type="float">
            <text:p>2.5590806258670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722" calcext:value-type="float">
            <text:p>722</text:p>
          </table:table-cell>
          <table:table-cell office:value-type="float" office:value="32" calcext:value-type="float">
            <text:p>32</text:p>
          </table:table-cell>
          <table:table-cell table:formula="of:=1-([.M3]-[.N3])/[.M3]" office:value-type="float" office:value="0.0443213296398892" calcext:value-type="float">
            <text:p>0.0443213296398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83.75" calcext:value-type="float">
            <text:p>-83.75</text:p>
          </table:table-cell>
          <table:table-cell table:formula="of:=10^([.B4]/10)" office:value-type="float" office:value="0.00000000421696503428582" calcext:value-type="float">
            <text:p>4.21696503428582E-09</text:p>
          </table:table-cell>
          <table:table-cell office:value-type="float" office:value="-60.1" calcext:value-type="float">
            <text:p>-60.1</text:p>
          </table:table-cell>
          <table:table-cell table:formula="of:=10^([.D4]/10)" office:value-type="float" office:value="0.000000977237220955811" calcext:value-type="float">
            <text:p>9.77237220955811E-07</text:p>
          </table:table-cell>
          <table:table-cell office:value-type="float" office:value="-59.65" calcext:value-type="float">
            <text:p>-59.65</text:p>
          </table:table-cell>
          <table:table-cell table:formula="of:=10^([.F4]/10)" office:value-type="float" office:value="0.0000010839269140212" calcext:value-type="float">
            <text:p>1.0839269140212E-06</text:p>
          </table:table-cell>
          <table:table-cell table:formula="of:=10*LOG10([.I4])" office:value-type="float" office:value="-0.451852218772239" calcext:value-type="float">
            <text:p>-0.451852218772239</text:p>
          </table:table-cell>
          <table:table-cell table:formula="of:=([.E4]-[.C4])/([.G4]-[.C4])" office:value-type="float" office:value="0.901186709295863" calcext:value-type="float">
            <text:p>0.90118670929586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54" calcext:value-type="float">
            <text:p>154</text:p>
          </table:table-cell>
          <table:table-cell table:formula="of:=1-([.M4]-[.N4])/[.M4]" office:value-type="float" office:value="0.154" calcext:value-type="float">
            <text:p>0.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82.65" calcext:value-type="float">
            <text:p>-82.65</text:p>
          </table:table-cell>
          <table:table-cell table:formula="of:=10^([.B5]/10)" office:value-type="float" office:value="0.00000000543250331492433" calcext:value-type="float">
            <text:p>5.43250331492433E-09</text:p>
          </table:table-cell>
          <table:table-cell office:value-type="float" office:value="-60.25" calcext:value-type="float">
            <text:p>-60.25</text:p>
          </table:table-cell>
          <table:table-cell table:formula="of:=10^([.D5]/10)" office:value-type="float" office:value="0.000000944060876285923" calcext:value-type="float">
            <text:p>9.44060876285923E-07</text:p>
          </table:table-cell>
          <table:table-cell office:value-type="float" office:value="-53.15" calcext:value-type="float">
            <text:p>-53.15</text:p>
          </table:table-cell>
          <table:table-cell table:formula="of:=10^([.F5]/10)" office:value-type="float" office:value="0.000004841723675841" calcext:value-type="float">
            <text:p>4.841723675841E-06</text:p>
          </table:table-cell>
          <table:table-cell table:formula="of:=10*LOG10([.I5])" office:value-type="float" office:value="-7.120187620193" calcext:value-type="float">
            <text:p>-7.120187620193</text:p>
          </table:table-cell>
          <table:table-cell table:formula="of:=([.E5]-[.C5])/([.G5]-[.C5])" office:value-type="float" office:value="0.194080203090985" calcext:value-type="float">
            <text:p>0.19408020309098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formula="of:=894+75" office:value-type="float" office:value="969" calcext:value-type="float">
            <text:p>969</text:p>
          </table:table-cell>
          <table:table-cell table:formula="of:=1-([.M5]-[.N5])/[.M5]" office:value-type="float" office:value="0.969" calcext:value-type="float">
            <text:p>0.9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82.65" calcext:value-type="float">
            <text:p>-82.65</text:p>
          </table:table-cell>
          <table:table-cell table:formula="of:=10^([.B6]/10)" office:value-type="float" office:value="0.00000000543250331492433" calcext:value-type="float">
            <text:p>5.43250331492433E-09</text:p>
          </table:table-cell>
          <table:table-cell office:value-type="float" office:value="-60.3" calcext:value-type="float">
            <text:p>-60.3</text:p>
          </table:table-cell>
          <table:table-cell table:formula="of:=10^([.D6]/10)" office:value-type="float" office:value="0.000000933254300796992" calcext:value-type="float">
            <text:p>9.33254300796992E-07</text:p>
          </table:table-cell>
          <table:table-cell office:value-type="float" office:value="-48.55" calcext:value-type="float">
            <text:p>-48.55</text:p>
          </table:table-cell>
          <table:table-cell table:formula="of:=10^([.F6]/10)" office:value-type="float" office:value="0.0000139636836105594" calcext:value-type="float">
            <text:p>1.39636836105594E-05</text:p>
          </table:table-cell>
          <table:table-cell table:formula="of:=10*LOG10([.I6])" office:value-type="float" office:value="-11.7736643570533" calcext:value-type="float">
            <text:p>-11.7736643570533</text:p>
          </table:table-cell>
          <table:table-cell table:formula="of:=([.E6]-[.C6])/([.G6]-[.C6])" office:value-type="float" office:value="0.0664712069121983" calcext:value-type="float">
            <text:p>0.066471206912198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1-([.M6]-[.N6])/[.M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82.65" calcext:value-type="float">
            <text:p>-82.65</text:p>
          </table:table-cell>
          <table:table-cell table:formula="of:=10^([.B7]/10)" office:value-type="float" office:value="0.00000000543250331492433" calcext:value-type="float">
            <text:p>5.43250331492433E-09</text:p>
          </table:table-cell>
          <table:table-cell office:value-type="float" office:value="-60.05" calcext:value-type="float">
            <text:p>-60.05</text:p>
          </table:table-cell>
          <table:table-cell table:formula="of:=10^([.D7]/10)" office:value-type="float" office:value="0.000000988553094656939" calcext:value-type="float">
            <text:p>9.88553094656939E-07</text:p>
          </table:table-cell>
          <table:table-cell office:value-type="float" office:value="-57.65" calcext:value-type="float">
            <text:p>-57.65</text:p>
          </table:table-cell>
          <table:table-cell table:formula="of:=10^([.F7]/10)" office:value-type="float" office:value="0.00000171790838715759" calcext:value-type="float">
            <text:p>1.71790838715759E-06</text:p>
          </table:table-cell>
          <table:table-cell table:formula="of:=10*LOG10([.I7])" office:value-type="float" office:value="-2.41017671758027" calcext:value-type="float">
            <text:p>-2.41017671758027</text:p>
          </table:table-cell>
          <table:table-cell table:formula="of:=([.E7]-[.C7])/([.G7]-[.C7])" office:value-type="float" office:value="0.574093101466613" calcext:value-type="float">
            <text:p>0.57409310146661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72" calcext:value-type="float">
            <text:p>372</text:p>
          </table:table-cell>
          <table:table-cell table:formula="of:=1-([.M7]-[.N7])/[.M7]" office:value-type="float" office:value="0.372" calcext:value-type="float">
            <text:p>0.3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82.6" calcext:value-type="float">
            <text:p>-82.6</text:p>
          </table:table-cell>
          <table:table-cell table:formula="of:=10^([.B8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8]/10)" office:value-type="float" office:value="0.000000933254300796992" calcext:value-type="float">
            <text:p>9.33254300796992E-07</text:p>
          </table:table-cell>
          <table:table-cell office:value-type="float" office:value="-56.1" calcext:value-type="float">
            <text:p>-56.1</text:p>
          </table:table-cell>
          <table:table-cell table:formula="of:=10^([.F8]/10)" office:value-type="float" office:value="0.00000245470891568503" calcext:value-type="float">
            <text:p>2.45470891568503E-06</text:p>
          </table:table-cell>
          <table:table-cell table:formula="of:=10*LOG10([.I8])" office:value-type="float" office:value="-4.21591520307353" calcext:value-type="float">
            <text:p>-4.21591520307353</text:p>
          </table:table-cell>
          <table:table-cell table:formula="of:=([.E8]-[.C8])/([.G8]-[.C8])" office:value-type="float" office:value="0.378798699838585" calcext:value-type="float">
            <text:p>0.37879869983858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643" calcext:value-type="float">
            <text:p>643</text:p>
          </table:table-cell>
          <table:table-cell table:formula="of:=1-([.M8]-[.N8])/[.M8]" office:value-type="float" office:value="0.643" calcext:value-type="float">
            <text:p>0.6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2.65" calcext:value-type="float">
            <text:p>-82.65</text:p>
          </table:table-cell>
          <table:table-cell table:formula="of:=10^([.B9]/10)" office:value-type="float" office:value="0.00000000543250331492433" calcext:value-type="float">
            <text:p>5.43250331492433E-09</text:p>
          </table:table-cell>
          <table:table-cell office:value-type="float" office:value="-60.4" calcext:value-type="float">
            <text:p>-60.4</text:p>
          </table:table-cell>
          <table:table-cell table:formula="of:=10^([.D9]/10)" office:value-type="float" office:value="0.00000091201083935591" calcext:value-type="float">
            <text:p>9.1201083935591E-07</text:p>
          </table:table-cell>
          <table:table-cell office:value-type="float" office:value="-55.1" calcext:value-type="float">
            <text:p>-55.1</text:p>
          </table:table-cell>
          <table:table-cell table:formula="of:=10^([.F9]/10)" office:value-type="float" office:value="0.00000309029543251359" calcext:value-type="float">
            <text:p>3.09029543251359E-06</text:p>
          </table:table-cell>
          <table:table-cell table:formula="of:=10*LOG10([.I9])" office:value-type="float" office:value="-5.31830534866464" calcext:value-type="float">
            <text:p>-5.31830534866464</text:p>
          </table:table-cell>
          <table:table-cell table:formula="of:=([.E9]-[.C9])/([.G9]-[.C9])" office:value-type="float" office:value="0.293879616971014" calcext:value-type="float">
            <text:p>0.293879616971014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798" calcext:value-type="float">
            <text:p>798</text:p>
          </table:table-cell>
          <table:table-cell table:formula="of:=1-([.M9]-[.N9])/[.M9]" office:value-type="float" office:value="0.798" calcext:value-type="float">
            <text:p>0.7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82.65" calcext:value-type="float">
            <text:p>-82.65</text:p>
          </table:table-cell>
          <table:table-cell table:formula="of:=10^([.B10]/10)" office:value-type="float" office:value="0.00000000543250331492433" calcext:value-type="float">
            <text:p>5.43250331492433E-09</text:p>
          </table:table-cell>
          <table:table-cell office:value-type="float" office:value="-60.45" calcext:value-type="float">
            <text:p>-60.45</text:p>
          </table:table-cell>
          <table:table-cell table:formula="of:=10^([.D10]/10)" office:value-type="float" office:value="0.000000901571137605957" calcext:value-type="float">
            <text:p>9.01571137605957E-07</text:p>
          </table:table-cell>
          <table:table-cell office:value-type="float" office:value="-54.4" calcext:value-type="float">
            <text:p>-54.4</text:p>
          </table:table-cell>
          <table:table-cell table:formula="of:=10^([.F10]/10)" office:value-type="float" office:value="0.00000363078054770102" calcext:value-type="float">
            <text:p>3.63078054770102E-06</text:p>
          </table:table-cell>
          <table:table-cell table:formula="of:=10*LOG10([.I10])" office:value-type="float" office:value="-6.06974505480555" calcext:value-type="float">
            <text:p>-6.06974505480555</text:p>
          </table:table-cell>
          <table:table-cell table:formula="of:=([.E10]-[.C10])/([.G10]-[.C10])" office:value-type="float" office:value="0.247186924764015" calcext:value-type="float">
            <text:p>0.24718692476401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87" calcext:value-type="float">
            <text:p>887</text:p>
          </table:table-cell>
          <table:table-cell table:formula="of:=1-([.M10]-[.N10])/[.M10]"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82.9" calcext:value-type="float">
            <text:p>-82.9</text:p>
          </table:table-cell>
          <table:table-cell table:formula="of:=10^([.B11]/10)" office:value-type="float" office:value="0.00000000512861383991364" calcext:value-type="float">
            <text:p>5.12861383991364E-09</text:p>
          </table:table-cell>
          <table:table-cell office:value-type="float" office:value="-60.45" calcext:value-type="float">
            <text:p>-60.45</text:p>
          </table:table-cell>
          <table:table-cell table:formula="of:=10^([.D11]/10)" office:value-type="float" office:value="0.000000901571137605957" calcext:value-type="float">
            <text:p>9.01571137605957E-07</text:p>
          </table:table-cell>
          <table:table-cell office:value-type="float" office:value="-60.9" calcext:value-type="float">
            <text:p>-60.9</text:p>
          </table:table-cell>
          <table:table-cell table:formula="of:=10^([.F11]/10)" office:value-type="float" office:value="0.0000008128305161641" calcext:value-type="float">
            <text:p>8.128305161641E-07</text:p>
          </table:table-cell>
          <table:table-cell table:formula="of:=10*LOG10([.I11])" office:value-type="float" office:value="0.452713438559475" calcext:value-type="float">
            <text:p>0.452713438559475</text:p>
          </table:table-cell>
          <table:table-cell table:formula="of:=([.E11]-[.C11])/([.G11]-[.C11])" office:value-type="float" office:value="1.1098680357029" calcext:value-type="float">
            <text:p>1.109868035702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860" calcext:value-type="float">
            <text:p>860</text:p>
          </table:table-cell>
          <table:table-cell office:value-type="float" office:value="71" calcext:value-type="float">
            <text:p>71</text:p>
          </table:table-cell>
          <table:table-cell table:formula="of:=1-([.M17]-[.N17])/[.M17]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82.7" calcext:value-type="float">
            <text:p>-82.7</text:p>
          </table:table-cell>
          <table:table-cell table:formula="of:=10^([.B12]/10)" office:value-type="float" office:value="0.00000000537031796370253" calcext:value-type="float">
            <text:p>5.37031796370253E-09</text:p>
          </table:table-cell>
          <table:table-cell office:value-type="float" office:value="-61" calcext:value-type="float">
            <text:p>-61</text:p>
          </table:table-cell>
          <table:table-cell table:formula="of:=10^([.D12]/10)" office:value-type="float" office:value="0.000000794328234724282" calcext:value-type="float">
            <text:p>7.94328234724282E-07</text:p>
          </table:table-cell>
          <table:table-cell office:value-type="float" office:value="-62.75" calcext:value-type="float">
            <text:p>-62.75</text:p>
          </table:table-cell>
          <table:table-cell table:formula="of:=10^([.F12]/10)" office:value-type="float" office:value="0.000000530884444230988" calcext:value-type="float">
            <text:p>5.30884444230988E-07</text:p>
          </table:table-cell>
          <table:table-cell table:formula="of:=10*LOG10([.I12])" office:value-type="float" office:value="1.76469443709451" calcext:value-type="float">
            <text:p>1.76469443709451</text:p>
          </table:table-cell>
          <table:table-cell table:formula="of:=([.E12]-[.C12])/([.G12]-[.C12])" office:value-type="float" office:value="1.50130677240692" calcext:value-type="float">
            <text:p>1.5013067724069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81" calcext:value-type="float">
            <text:p>81</text:p>
          </table:table-cell>
          <table:table-cell table:formula="of:=1-([.M12]-[.N12])/[.M12]" office:value-type="float" office:value="0.081" calcext:value-type="float">
            <text:p>0.0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83" calcext:value-type="float">
            <text:p>-83</text:p>
          </table:table-cell>
          <table:table-cell table:formula="of:=10^([.B13]/10)" office:value-type="float" office:value="0.00000000501187233627271" calcext:value-type="float">
            <text:p>5.01187233627271E-09</text:p>
          </table:table-cell>
          <table:table-cell office:value-type="float" office:value="-60" calcext:value-type="float">
            <text:p>-60</text:p>
          </table:table-cell>
          <table:table-cell table:formula="of:=10^([.D13]/10)" office:value-type="float" office:value="0.000001" calcext:value-type="float">
            <text:p>1E-06</text:p>
          </table:table-cell>
          <table:table-cell office:value-type="float" office:value="-62.1" calcext:value-type="float">
            <text:p>-62.1</text:p>
          </table:table-cell>
          <table:table-cell table:formula="of:=10^([.F13]/10)" office:value-type="float" office:value="0.000000616595001861482" calcext:value-type="float">
            <text:p>6.16595001861482E-07</text:p>
          </table:table-cell>
          <table:table-cell table:formula="of:=10*LOG10([.I13])" office:value-type="float" office:value="2.11362401789899" calcext:value-type="float">
            <text:p>2.11362401789899</text:p>
          </table:table-cell>
          <table:table-cell table:formula="of:=([.E13]-[.C13])/([.G13]-[.C13])" office:value-type="float" office:value="1.62690577883691" calcext:value-type="float">
            <text:p>1.62690577883691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53" calcext:value-type="float">
            <text:p>53</text:p>
          </table:table-cell>
          <table:table-cell table:formula="of:=1-([.M13]-[.N13])/[.M13]" office:value-type="float" office:value="0.053" calcext:value-type="float">
            <text:p>0.0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83" calcext:value-type="float">
            <text:p>-83</text:p>
          </table:table-cell>
          <table:table-cell table:formula="of:=10^([.B14]/10)" office:value-type="float" office:value="0.00000000501187233627271" calcext:value-type="float">
            <text:p>5.01187233627271E-09</text:p>
          </table:table-cell>
          <table:table-cell office:value-type="float" office:value="-61" calcext:value-type="float">
            <text:p>-61</text:p>
          </table:table-cell>
          <table:table-cell table:formula="of:=10^([.D14]/10)" office:value-type="float" office:value="0.000000794328234724282" calcext:value-type="float">
            <text:p>7.94328234724282E-07</text:p>
          </table:table-cell>
          <table:table-cell office:value-type="float" office:value="-63.7" calcext:value-type="float">
            <text:p>-63.7</text:p>
          </table:table-cell>
          <table:table-cell table:formula="of:=10^([.F14]/10)" office:value-type="float" office:value="0.000000426579518801593" calcext:value-type="float">
            <text:p>4.26579518801593E-07</text:p>
          </table:table-cell>
          <table:table-cell table:formula="of:=10*LOG10([.I14])" office:value-type="float" office:value="2.72383832528253" calcext:value-type="float">
            <text:p>2.72383832528253</text:p>
          </table:table-cell>
          <table:table-cell table:formula="of:=([.E14]-[.C14])/([.G14]-[.C14])" office:value-type="float" office:value="1.87233619326843" calcext:value-type="float">
            <text:p>1.8723361932684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43" calcext:value-type="float">
            <text:p>43</text:p>
          </table:table-cell>
          <table:table-cell table:formula="of:=1-([.M14]-[.N14])/[.M14]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83.2" calcext:value-type="float">
            <text:p>-83.2</text:p>
          </table:table-cell>
          <table:table-cell table:formula="of:=10^([.B15]/10)" office:value-type="float" office:value="0.00000000478630092322638" calcext:value-type="float">
            <text:p>4.78630092322638E-09</text:p>
          </table:table-cell>
          <table:table-cell office:value-type="float" office:value="-61" calcext:value-type="float">
            <text:p>-61</text:p>
          </table:table-cell>
          <table:table-cell table:formula="of:=10^([.D15]/10)" office:value-type="float" office:value="0.000000794328234724282" calcext:value-type="float">
            <text:p>7.94328234724282E-07</text:p>
          </table:table-cell>
          <table:table-cell office:value-type="float" office:value="-69.18" calcext:value-type="float">
            <text:p>-69.18</text:p>
          </table:table-cell>
          <table:table-cell table:formula="of:=10^([.F15]/10)" office:value-type="float" office:value="0.000000120781383510678" calcext:value-type="float">
            <text:p>1.20781383510678E-07</text:p>
          </table:table-cell>
          <table:table-cell table:formula="of:=10*LOG10([.I15])" office:value-type="float" office:value="8.32935622565212" calcext:value-type="float">
            <text:p>8.32935622565212</text:p>
          </table:table-cell>
          <table:table-cell table:formula="of:=([.E15]-[.C15])/([.G15]-[.C15])" office:value-type="float" office:value="6.80668452652553" calcext:value-type="float">
            <text:p>6.8066845265255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table:formula="of:=1-([.M15]-[.N15])/[.M15]" office:value-type="float" office:value="0.035" calcext:value-type="float">
            <text:p>0.0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82.5" calcext:value-type="float">
            <text:p>-82.5</text:p>
          </table:table-cell>
          <table:table-cell table:formula="of:=10^([.B16]/10)" office:value-type="float" office:value="0.00000000562341325190349" calcext:value-type="float">
            <text:p>5.62341325190349E-09</text:p>
          </table:table-cell>
          <table:table-cell office:value-type="float" office:value="-60.25" calcext:value-type="float">
            <text:p>-60.25</text:p>
          </table:table-cell>
          <table:table-cell table:formula="of:=10^([.D16]/10)" office:value-type="float" office:value="0.000000944060876285923" calcext:value-type="float">
            <text:p>9.44060876285923E-07</text:p>
          </table:table-cell>
          <table:table-cell office:value-type="float" office:value="-52.55" calcext:value-type="float">
            <text:p>-52.55</text:p>
          </table:table-cell>
          <table:table-cell table:formula="of:=10^([.F16]/10)" office:value-type="float" office:value="0.00000555904257270404" calcext:value-type="float">
            <text:p>5.55904257270404E-06</text:p>
          </table:table-cell>
          <table:table-cell table:formula="of:=10*LOG10([.I16])" office:value-type="float" office:value="-7.72155117498007" calcext:value-type="float">
            <text:p>-7.72155117498007</text:p>
          </table:table-cell>
          <table:table-cell table:formula="of:=([.E16]-[.C16])/([.G16]-[.C16])" office:value-type="float" office:value="0.168983726257501" calcext:value-type="float">
            <text:p>0.168983726257501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991" calcext:value-type="float">
            <text:p>991</text:p>
          </table:table-cell>
          <table:table-cell table:formula="of:=1-([.M16]-[.N16])/[.M16]" office:value-type="float" office:value="0.991" calcext:value-type="float">
            <text:p>0.9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82.45" calcext:value-type="float">
            <text:p>-82.45</text:p>
          </table:table-cell>
          <table:table-cell table:formula="of:=10^([.B17]/10)" office:value-type="float" office:value="0.0000000056885293084384" calcext:value-type="float">
            <text:p>5.6885293084384E-09</text:p>
          </table:table-cell>
          <table:table-cell office:value-type="float" office:value="-60.4" calcext:value-type="float">
            <text:p>-60.4</text:p>
          </table:table-cell>
          <table:table-cell table:formula="of:=10^([.D17]/10)" office:value-type="float" office:value="0.00000091201083935591" calcext:value-type="float">
            <text:p>9.1201083935591E-07</text:p>
          </table:table-cell>
          <table:table-cell office:value-type="float" office:value="-60.7" calcext:value-type="float">
            <text:p>-60.7</text:p>
          </table:table-cell>
          <table:table-cell table:formula="of:=10^([.F17]/10)" office:value-type="float" office:value="0.000000851138038202376" calcext:value-type="float">
            <text:p>8.51138038202376E-07</text:p>
          </table:table-cell>
          <table:table-cell table:formula="of:=10*LOG10([.I17])" office:value-type="float" office:value="0.301949945266069" calcext:value-type="float">
            <text:p>0.301949945266069</text:p>
          </table:table-cell>
          <table:table-cell table:formula="of:=([.E17]-[.C17])/([.G17]-[.C17])" office:value-type="float" office:value="1.07200051630898" calcext:value-type="float">
            <text:p>1.07200051630898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98" calcext:value-type="float">
            <text:p>98</text:p>
          </table:table-cell>
          <table:table-cell table:formula="of:=1-([.M17]-[.N17])/[.M17]" office:value-type="float" office:value="0.098" calcext:value-type="float">
            <text:p>0.09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82.6" calcext:value-type="float">
            <text:p>-82.6</text:p>
          </table:table-cell>
          <table:table-cell table:formula="of:=10^([.B18]/10)" office:value-type="float" office:value="0.00000000549540873857625" calcext:value-type="float">
            <text:p>5.49540873857625E-09</text:p>
          </table:table-cell>
          <table:table-cell office:value-type="float" office:value="-60.4" calcext:value-type="float">
            <text:p>-60.4</text:p>
          </table:table-cell>
          <table:table-cell table:formula="of:=10^([.D18]/10)" office:value-type="float" office:value="0.00000091201083935591" calcext:value-type="float">
            <text:p>9.1201083935591E-07</text:p>
          </table:table-cell>
          <table:table-cell office:value-type="float" office:value="-59.9" calcext:value-type="float">
            <text:p>-59.9</text:p>
          </table:table-cell>
          <table:table-cell table:formula="of:=10^([.F18]/10)" office:value-type="float" office:value="0.00000102329299228075" calcext:value-type="float">
            <text:p>1.02329299228075E-06</text:p>
          </table:table-cell>
          <table:table-cell table:formula="of:=10*LOG10([.I18])" office:value-type="float" office:value="-0.502862144225455" calcext:value-type="float">
            <text:p>-0.502862144225455</text:p>
          </table:table-cell>
          <table:table-cell table:formula="of:=([.E18]-[.C18])/([.G18]-[.C18])" office:value-type="float" office:value="0.890663767801889" calcext:value-type="float">
            <text:p>0.89066376780188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113" calcext:value-type="float">
            <text:p>113</text:p>
          </table:table-cell>
          <table:table-cell table:formula="of:=1-([.M18]-[.N18])/[.M18]" office:value-type="float" office:value="0.113" calcext:value-type="float">
            <text:p>0.1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82.6" calcext:value-type="float">
            <text:p>-82.6</text:p>
          </table:table-cell>
          <table:table-cell table:formula="of:=10^([.B19]/10)" office:value-type="float" office:value="0.00000000549540873857625" calcext:value-type="float">
            <text:p>5.49540873857625E-09</text:p>
          </table:table-cell>
          <table:table-cell office:value-type="float" office:value="-60" calcext:value-type="float">
            <text:p>-60</text:p>
          </table:table-cell>
          <table:table-cell table:formula="of:=10^([.D19]/10)" office:value-type="float" office:value="0.000001" calcext:value-type="float">
            <text:p>1E-06</text:p>
          </table:table-cell>
          <table:table-cell office:value-type="float" office:value="-57.55" calcext:value-type="float">
            <text:p>-57.55</text:p>
          </table:table-cell>
          <table:table-cell table:formula="of:=10^([.F19]/10)" office:value-type="float" office:value="0.00000175792361395869" calcext:value-type="float">
            <text:p>1.75792361395869E-06</text:p>
          </table:table-cell>
          <table:table-cell table:formula="of:=10*LOG10([.I19])" office:value-type="float" office:value="-2.46033442061602" calcext:value-type="float">
            <text:p>-2.46033442061602</text:p>
          </table:table-cell>
          <table:table-cell table:formula="of:=([.E19]-[.C19])/([.G19]-[.C19])" office:value-type="float" office:value="0.567500904344613" calcext:value-type="float">
            <text:p>0.56750090434461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379" calcext:value-type="float">
            <text:p>379</text:p>
          </table:table-cell>
          <table:table-cell table:formula="of:=1-([.M19]-[.N19])/[.M19]" office:value-type="float" office:value="0.379" calcext:value-type="float">
            <text:p>0.3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82.5" calcext:value-type="float">
            <text:p>-82.5</text:p>
          </table:table-cell>
          <table:table-cell table:formula="of:=10^([.B20]/10)" office:value-type="float" office:value="0.00000000562341325190349" calcext:value-type="float">
            <text:p>5.62341325190349E-09</text:p>
          </table:table-cell>
          <table:table-cell office:value-type="float" office:value="-60.1" calcext:value-type="float">
            <text:p>-60.1</text:p>
          </table:table-cell>
          <table:table-cell table:formula="of:=10^([.D20]/10)" office:value-type="float" office:value="0.000000977237220955811" calcext:value-type="float">
            <text:p>9.77237220955811E-07</text:p>
          </table:table-cell>
          <table:table-cell office:value-type="float" office:value="-56.2" calcext:value-type="float">
            <text:p>-56.2</text:p>
          </table:table-cell>
          <table:table-cell table:formula="of:=10^([.F20]/10)" office:value-type="float" office:value="0.00000239883291901949" calcext:value-type="float">
            <text:p>2.39883291901949E-06</text:p>
          </table:table-cell>
          <table:table-cell table:formula="of:=10*LOG10([.I20])" office:value-type="float" office:value="-3.91487041199558" calcext:value-type="float">
            <text:p>-3.91487041199558</text:p>
          </table:table-cell>
          <table:table-cell table:formula="of:=([.E20]-[.C20])/([.G20]-[.C20])" office:value-type="float" office:value="0.405987777234855" calcext:value-type="float">
            <text:p>0.40598777723485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585" calcext:value-type="float">
            <text:p>585</text:p>
          </table:table-cell>
          <table:table-cell table:formula="of:=1-([.M20]-[.N20])/[.M20]" office:value-type="float" office:value="0.585" calcext:value-type="float">
            <text:p>0.585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-82.6" calcext:value-type="float">
            <text:p>-82.6</text:p>
          </table:table-cell>
          <table:table-cell table:style-name="ce1" table:formula="of:=10^([.B21]/10)" office:value-type="float" office:value="0.00000000549540873857625" calcext:value-type="float">
            <text:p>5.49540873857625E-09</text:p>
          </table:table-cell>
          <table:table-cell table:style-name="ce1" office:value-type="float" office:value="-60" calcext:value-type="float">
            <text:p>-60</text:p>
          </table:table-cell>
          <table:table-cell table:style-name="ce1" table:formula="of:=10^([.D21]/10)" office:value-type="float" office:value="0.000001" calcext:value-type="float">
            <text:p>1E-06</text:p>
          </table:table-cell>
          <table:table-cell table:style-name="ce1" office:value-type="float" office:value="-55.5" calcext:value-type="float">
            <text:p>-55.5</text:p>
          </table:table-cell>
          <table:table-cell table:style-name="ce1" table:formula="of:=10^([.F21]/10)" office:value-type="float" office:value="0.00000281838293126445" calcext:value-type="float">
            <text:p>2.81838293126445E-06</text:p>
          </table:table-cell>
          <table:table-cell table:style-name="ce1" table:formula="of:=10*LOG10([.I21])" office:value-type="float" office:value="-4.51545574161488" calcext:value-type="float">
            <text:p>-4.51545574161488</text:p>
          </table:table-cell>
          <table:table-cell table:style-name="ce1" table:formula="of:=([.E21]-[.C21])/([.G21]-[.C21])" office:value-type="float" office:value="0.353552917881477" calcext:value-type="float">
            <text:p>0.353552917881477</text:p>
          </table:table-cell>
          <table:table-cell table:style-name="ce1" office:value-type="string" calcext:value-type="string">
            <text:p>Full-Interleaving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788" calcext:value-type="float">
            <text:p>788</text:p>
          </table:table-cell>
          <table:table-cell table:style-name="ce1" table:formula="of:=1-([.M21]-[.N21])/[.M21]" office:value-type="float" office:value="0.788" calcext:value-type="float">
            <text:p>0.78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82.65" calcext:value-type="float">
            <text:p>-82.65</text:p>
          </table:table-cell>
          <table:table-cell table:formula="of:=10^([.B22]/10)" office:value-type="float" office:value="0.00000000543250331492433" calcext:value-type="float">
            <text:p>5.43250331492433E-09</text:p>
          </table:table-cell>
          <table:table-cell office:value-type="float" office:value="-60.6" calcext:value-type="float">
            <text:p>-60.6</text:p>
          </table:table-cell>
          <table:table-cell table:formula="of:=10^([.D22]/10)" office:value-type="float" office:value="0.00000087096358995608" calcext:value-type="float">
            <text:p>8.7096358995608E-07</text:p>
          </table:table-cell>
          <table:table-cell office:value-type="float" office:value="-56.15" calcext:value-type="float">
            <text:p>-56.15</text:p>
          </table:table-cell>
          <table:table-cell table:formula="of:=10^([.F22]/10)" office:value-type="float" office:value="0.00000242661009508241" calcext:value-type="float">
            <text:p>2.42661009508241E-06</text:p>
          </table:table-cell>
          <table:table-cell table:formula="of:=10*LOG10([.I22])" office:value-type="float" office:value="-4.46743975095859" calcext:value-type="float">
            <text:p>-4.46743975095859</text:p>
          </table:table-cell>
          <table:table-cell table:formula="of:=([.E22]-[.C22])/([.G22]-[.C22])" office:value-type="float" office:value="0.357483519418048" calcext:value-type="float">
            <text:p>0.357483519418048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51" calcext:value-type="float">
            <text:p>151</text:p>
          </table:table-cell>
          <table:table-cell table:formula="of:=1-([.M22]-[.N22])/[.M22]" office:value-type="float" office:value="0.151" calcext:value-type="float">
            <text:p>0.1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82.5" calcext:value-type="float">
            <text:p>-82.5</text:p>
          </table:table-cell>
          <table:table-cell table:formula="of:=10^([.B23]/10)" office:value-type="float" office:value="0.00000000562341325190349" calcext:value-type="float">
            <text:p>5.62341325190349E-09</text:p>
          </table:table-cell>
          <table:table-cell office:value-type="float" office:value="-60.4" calcext:value-type="float">
            <text:p>-60.4</text:p>
          </table:table-cell>
          <table:table-cell table:formula="of:=10^([.D23]/10)" office:value-type="float" office:value="0.00000091201083935591" calcext:value-type="float">
            <text:p>9.1201083935591E-07</text:p>
          </table:table-cell>
          <table:table-cell office:value-type="float" office:value="-68.75" calcext:value-type="float">
            <text:p>-68.75</text:p>
          </table:table-cell>
          <table:table-cell table:formula="of:=10^([.F23]/10)" office:value-type="float" office:value="0.000000133352143216332" calcext:value-type="float">
            <text:p>1.33352143216332E-07</text:p>
          </table:table-cell>
          <table:table-cell table:formula="of:=10*LOG10([.I23])" office:value-type="float" office:value="8.51025278220338" calcext:value-type="float">
            <text:p>8.51025278220338</text:p>
          </table:table-cell>
          <table:table-cell table:formula="of:=([.E23]-[.C23])/([.G23]-[.C23])" office:value-type="float" office:value="7.09619070319125" calcext:value-type="float">
            <text:p>7.0961907031912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formula="of:=1-([.M23]-[.N23])/[.M23]" office:value-type="float" office:value="0.012" calcext:value-type="float">
            <text:p>0.0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82.55" calcext:value-type="float">
            <text:p>-82.55</text:p>
          </table:table-cell>
          <table:table-cell table:formula="of:=10^([.B24]/10)" office:value-type="float" office:value="0.00000000555904257270405" calcext:value-type="float">
            <text:p>5.55904257270405E-09</text:p>
          </table:table-cell>
          <table:table-cell office:value-type="float" office:value="-60.5" calcext:value-type="float">
            <text:p>-60.5</text:p>
          </table:table-cell>
          <table:table-cell table:formula="of:=10^([.D24]/10)" office:value-type="float" office:value="0.000000891250938133746" calcext:value-type="float">
            <text:p>8.91250938133746E-07</text:p>
          </table:table-cell>
          <table:table-cell office:value-type="float" office:value="-64.15" calcext:value-type="float">
            <text:p>-64.15</text:p>
          </table:table-cell>
          <table:table-cell table:formula="of:=10^([.F24]/10)" office:value-type="float" office:value="0.000000384591782045353" calcext:value-type="float">
            <text:p>3.84591782045353E-07</text:p>
          </table:table-cell>
          <table:table-cell table:formula="of:=10*LOG10([.I24])" office:value-type="float" office:value="3.68605946356164" calcext:value-type="float">
            <text:p>3.68605946356164</text:p>
          </table:table-cell>
          <table:table-cell table:formula="of:=([.E24]-[.C24])/([.G24]-[.C24])" office:value-type="float" office:value="2.33671607574932" calcext:value-type="float">
            <text:p>2.3367160757493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table:formula="of:=1-([.M24]-[.N24])/[.M24]" office:value-type="float" office:value="0.021" calcext:value-type="float">
            <text:p>0.0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82.6" calcext:value-type="float">
            <text:p>-82.6</text:p>
          </table:table-cell>
          <table:table-cell table:formula="of:=10^([.B25]/10)" office:value-type="float" office:value="0.00000000549540873857625" calcext:value-type="float">
            <text:p>5.49540873857625E-09</text:p>
          </table:table-cell>
          <table:table-cell office:value-type="float" office:value="-60.7" calcext:value-type="float">
            <text:p>-60.7</text:p>
          </table:table-cell>
          <table:table-cell table:formula="of:=10^([.D25]/10)" office:value-type="float" office:value="0.000000851138038202376" calcext:value-type="float">
            <text:p>8.51138038202376E-07</text:p>
          </table:table-cell>
          <table:table-cell office:value-type="float" office:value="-63.3" calcext:value-type="float">
            <text:p>-63.3</text:p>
          </table:table-cell>
          <table:table-cell table:formula="of:=10^([.F25]/10)" office:value-type="float" office:value="0.000000467735141287198" calcext:value-type="float">
            <text:p>4.67735141287198E-07</text:p>
          </table:table-cell>
          <table:table-cell table:formula="of:=10*LOG10([.I25])" office:value-type="float" office:value="2.62319594735959" calcext:value-type="float">
            <text:p>2.62319594735959</text:p>
          </table:table-cell>
          <table:table-cell table:formula="of:=([.E25]-[.C25])/([.G25]-[.C25])" office:value-type="float" office:value="1.8294459993762" calcext:value-type="float">
            <text:p>1.829445999376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table:formula="of:=1-([.M25]-[.N25])/[.M25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82.6" calcext:value-type="float">
            <text:p>-82.6</text:p>
          </table:table-cell>
          <table:table-cell table:formula="of:=10^([.B26]/10)" office:value-type="float" office:value="0.00000000549540873857625" calcext:value-type="float">
            <text:p>5.49540873857625E-09</text:p>
          </table:table-cell>
          <table:table-cell office:value-type="float" office:value="-61" calcext:value-type="float">
            <text:p>-61</text:p>
          </table:table-cell>
          <table:table-cell table:formula="of:=10^([.D26]/10)" office:value-type="float" office:value="0.000000794328234724282" calcext:value-type="float">
            <text:p>7.94328234724282E-07</text:p>
          </table:table-cell>
          <table:table-cell office:value-type="float" office:value="-62.3" calcext:value-type="float">
            <text:p>-62.3</text:p>
          </table:table-cell>
          <table:table-cell table:formula="of:=10^([.F26]/10)" office:value-type="float" office:value="0.00000058884365535559" calcext:value-type="float">
            <text:p>5.8884365535559E-07</text:p>
          </table:table-cell>
          <table:table-cell table:formula="of:=10*LOG10([.I26])" office:value-type="float" office:value="1.31057077926172" calcext:value-type="float">
            <text:p>1.31057077926172</text:p>
          </table:table-cell>
          <table:table-cell table:formula="of:=([.E26]-[.C26])/([.G26]-[.C26])" office:value-type="float" office:value="1.3522502734179" calcext:value-type="float">
            <text:p>1.352250273417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7" calcext:value-type="float">
            <text:p>27</text:p>
          </table:table-cell>
          <table:table-cell table:formula="of:=1-([.M26]-[.N26])/[.M26]" office:value-type="float" office:value="0.027" calcext:value-type="float">
            <text:p>0.0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82.55" calcext:value-type="float">
            <text:p>-82.55</text:p>
          </table:table-cell>
          <table:table-cell table:formula="of:=10^([.B27]/10)" office:value-type="float" office:value="0.00000000555904257270405" calcext:value-type="float">
            <text:p>5.55904257270405E-09</text:p>
          </table:table-cell>
          <table:table-cell office:value-type="float" office:value="-60.2" calcext:value-type="float">
            <text:p>-60.2</text:p>
          </table:table-cell>
          <table:table-cell table:formula="of:=10^([.D27]/10)" office:value-type="float" office:value="0.000000954992586021435" calcext:value-type="float">
            <text:p>9.54992586021435E-07</text:p>
          </table:table-cell>
          <table:table-cell office:value-type="float" office:value="-60.55" calcext:value-type="float">
            <text:p>-60.55</text:p>
          </table:table-cell>
          <table:table-cell table:formula="of:=10^([.F27]/10)" office:value-type="float" office:value="0.000000881048873008015" calcext:value-type="float">
            <text:p>8.81048873008015E-07</text:p>
          </table:table-cell>
          <table:table-cell table:formula="of:=10*LOG10([.I27])" office:value-type="float" office:value="0.35213465513732" calcext:value-type="float">
            <text:p>0.35213465513732</text:p>
          </table:table-cell>
          <table:table-cell table:formula="of:=([.E27]-[.C27])/([.G27]-[.C27])" office:value-type="float" office:value="1.08445981945519" calcext:value-type="float">
            <text:p>1.08445981945519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formula="of:=1-([.M27]-[.N27])/[.M27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82.55" calcext:value-type="float">
            <text:p>-82.55</text:p>
          </table:table-cell>
          <table:table-cell table:formula="of:=10^([.B28]/10)" office:value-type="float" office:value="0.00000000555904257270405" calcext:value-type="float">
            <text:p>5.55904257270405E-09</text:p>
          </table:table-cell>
          <table:table-cell office:value-type="float" office:value="-60.2" calcext:value-type="float">
            <text:p>-60.2</text:p>
          </table:table-cell>
          <table:table-cell table:formula="of:=10^([.D28]/10)" office:value-type="float" office:value="0.000000954992586021435" calcext:value-type="float">
            <text:p>9.54992586021435E-07</text:p>
          </table:table-cell>
          <table:table-cell office:value-type="float" office:value="-59.65" calcext:value-type="float">
            <text:p>-59.65</text:p>
          </table:table-cell>
          <table:table-cell table:formula="of:=10^([.F28]/10)" office:value-type="float" office:value="0.0000010839269140212" calcext:value-type="float">
            <text:p>1.0839269140212E-06</text:p>
          </table:table-cell>
          <table:table-cell table:formula="of:=10*LOG10([.I28])" office:value-type="float" office:value="-0.553023688915856" calcext:value-type="float">
            <text:p>-0.553023688915856</text:p>
          </table:table-cell>
          <table:table-cell table:formula="of:=([.E28]-[.C28])/([.G28]-[.C28])" office:value-type="float" office:value="0.880435673749645" calcext:value-type="float">
            <text:p>0.88043567374964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formula="of:=1-([.M28]-[.N28])/[.M28]" office:value-type="float" office:value="0.042" calcext:value-type="float">
            <text:p>0.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82.6" calcext:value-type="float">
            <text:p>-82.6</text:p>
          </table:table-cell>
          <table:table-cell table:formula="of:=10^([.B29]/10)" office:value-type="float" office:value="0.00000000549540873857625" calcext:value-type="float">
            <text:p>5.49540873857625E-09</text:p>
          </table:table-cell>
          <table:table-cell office:value-type="float" office:value="-60.55" calcext:value-type="float">
            <text:p>-60.55</text:p>
          </table:table-cell>
          <table:table-cell table:formula="of:=10^([.D29]/10)" office:value-type="float" office:value="0.000000881048873008015" calcext:value-type="float">
            <text:p>8.81048873008015E-07</text:p>
          </table:table-cell>
          <table:table-cell office:value-type="float" office:value="-57.53" calcext:value-type="float">
            <text:p>-57.53</text:p>
          </table:table-cell>
          <table:table-cell table:formula="of:=10^([.F29]/10)" office:value-type="float" office:value="0.00000176603782068616" calcext:value-type="float">
            <text:p>1.76603782068616E-06</text:p>
          </table:table-cell>
          <table:table-cell table:formula="of:=10*LOG10([.I29])" office:value-type="float" office:value="-3.03363821079048" calcext:value-type="float">
            <text:p>-3.03363821079048</text:p>
          </table:table-cell>
          <table:table-cell table:formula="of:=([.E29]-[.C29])/([.G29]-[.C29])" office:value-type="float" office:value="0.497320290796553" calcext:value-type="float">
            <text:p>0.49732029079655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3" calcext:value-type="float">
            <text:p>103</text:p>
          </table:table-cell>
          <table:table-cell table:formula="of:=1-([.M29]-[.N29])/[.M29]" office:value-type="float" office:value="0.103" calcext:value-type="float">
            <text:p>0.1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82.6" calcext:value-type="float">
            <text:p>-82.6</text:p>
          </table:table-cell>
          <table:table-cell table:formula="of:=10^([.B30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30]/10)" office:value-type="float" office:value="0.000000891250938133746" calcext:value-type="float">
            <text:p>8.91250938133746E-07</text:p>
          </table:table-cell>
          <table:table-cell office:value-type="float" office:value="-56.15" calcext:value-type="float">
            <text:p>-56.15</text:p>
          </table:table-cell>
          <table:table-cell table:formula="of:=10^([.F30]/10)" office:value-type="float" office:value="0.00000242661009508241" calcext:value-type="float">
            <text:p>2.42661009508241E-06</text:p>
          </table:table-cell>
          <table:table-cell table:formula="of:=10*LOG10([.I30])" office:value-type="float" office:value="-4.36701489995686" calcext:value-type="float">
            <text:p>-4.36701489995686</text:p>
          </table:table-cell>
          <table:table-cell table:formula="of:=([.E30]-[.C30])/([.G30]-[.C30])" office:value-type="float" office:value="0.365846167631473" calcext:value-type="float">
            <text:p>0.36584616763147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82" calcext:value-type="float">
            <text:p>182</text:p>
          </table:table-cell>
          <table:table-cell table:formula="of:=1-([.M30]-[.N30])/[.M30]"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81.8" calcext:value-type="float">
            <text:p>-81.8</text:p>
          </table:table-cell>
          <table:table-cell table:formula="of:=10^([.B31]/10)" office:value-type="float" office:value="0.00000000660693448007596" calcext:value-type="float">
            <text:p>6.60693448007596E-09</text:p>
          </table:table-cell>
          <table:table-cell office:value-type="float" office:value="-60.7" calcext:value-type="float">
            <text:p>-60.7</text:p>
          </table:table-cell>
          <table:table-cell table:formula="of:=10^([.D31]/10)" office:value-type="float" office:value="0.000000851138038202376" calcext:value-type="float">
            <text:p>8.51138038202376E-07</text:p>
          </table:table-cell>
          <table:table-cell office:value-type="float" office:value="-55.1" calcext:value-type="float">
            <text:p>-55.1</text:p>
          </table:table-cell>
          <table:table-cell table:formula="of:=10^([.F31]/10)" office:value-type="float" office:value="0.00000309029543251359" calcext:value-type="float">
            <text:p>3.09029543251359E-06</text:p>
          </table:table-cell>
          <table:table-cell table:formula="of:=10*LOG10([.I31])" office:value-type="float" office:value="-5.62454851807533" calcext:value-type="float">
            <text:p>-5.62454851807533</text:p>
          </table:table-cell>
          <table:table-cell table:formula="of:=([.E31]-[.C31])/([.G31]-[.C31])" office:value-type="float" office:value="0.273870432847177" calcext:value-type="float">
            <text:p>0.273870432847177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244" calcext:value-type="float">
            <text:p>244</text:p>
          </table:table-cell>
          <table:table-cell table:formula="of:=1-([.M31]-[.N31])/[.M31]" office:value-type="float" office:value="0.244" calcext:value-type="float">
            <text:p>0.2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81.9" calcext:value-type="float">
            <text:p>-81.9</text:p>
          </table:table-cell>
          <table:table-cell table:formula="of:=10^([.B32]/10)" office:value-type="float" office:value="0.00000000645654229034654" calcext:value-type="float">
            <text:p>6.45654229034654E-09</text:p>
          </table:table-cell>
          <table:table-cell office:value-type="float" office:value="-60.4" calcext:value-type="float">
            <text:p>-60.4</text:p>
          </table:table-cell>
          <table:table-cell table:formula="of:=10^([.D32]/10)" office:value-type="float" office:value="0.00000091201083935591" calcext:value-type="float">
            <text:p>9.1201083935591E-07</text:p>
          </table:table-cell>
          <table:table-cell office:value-type="float" office:value="-54.2" calcext:value-type="float">
            <text:p>-54.2</text:p>
          </table:table-cell>
          <table:table-cell table:formula="of:=10^([.F32]/10)" office:value-type="float" office:value="0.00000380189396320561" calcext:value-type="float">
            <text:p>3.80189396320561E-06</text:p>
          </table:table-cell>
          <table:table-cell table:formula="of:=10*LOG10([.I32])" office:value-type="float" office:value="-6.22347339441116" calcext:value-type="float">
            <text:p>-6.22347339441116</text:p>
          </table:table-cell>
          <table:table-cell table:formula="of:=([.E32]-[.C32])/([.G32]-[.C32])" office:value-type="float" office:value="0.238590232597535" calcext:value-type="float">
            <text:p>0.23859023259753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349" calcext:value-type="float">
            <text:p>349</text:p>
          </table:table-cell>
          <table:table-cell table:formula="of:=1-([.M32]-[.N32])/[.M32]" office:value-type="float" office:value="0.349" calcext:value-type="float">
            <text:p>0.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82.15" calcext:value-type="float">
            <text:p>-82.15</text:p>
          </table:table-cell>
          <table:table-cell table:formula="of:=10^([.B33]/10)" office:value-type="float" office:value="0.00000000609536897240169" calcext:value-type="float">
            <text:p>6.09536897240169E-09</text:p>
          </table:table-cell>
          <table:table-cell office:value-type="float" office:value="-60.8" calcext:value-type="float">
            <text:p>-60.8</text:p>
          </table:table-cell>
          <table:table-cell table:formula="of:=10^([.D33]/10)" office:value-type="float" office:value="0.000000831763771102671" calcext:value-type="float">
            <text:p>8.31763771102671E-07</text:p>
          </table:table-cell>
          <table:table-cell office:value-type="float" office:value="-53.65" calcext:value-type="float">
            <text:p>-53.65</text:p>
          </table:table-cell>
          <table:table-cell table:formula="of:=10^([.F33]/10)" office:value-type="float" office:value="0.00000431519076827765" calcext:value-type="float">
            <text:p>4.31519076827765E-06</text:p>
          </table:table-cell>
          <table:table-cell table:formula="of:=10*LOG10([.I33])" office:value-type="float" office:value="-7.17580444358677" calcext:value-type="float">
            <text:p>-7.17580444358677</text:p>
          </table:table-cell>
          <table:table-cell table:formula="of:=([.E33]-[.C33])/([.G33]-[.C33])" office:value-type="float" office:value="0.191610610956395" calcext:value-type="float">
            <text:p>0.19161061095639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31" calcext:value-type="float">
            <text:p>431</text:p>
          </table:table-cell>
          <table:table-cell table:formula="of:=1-([.M33]-[.N33])/[.M33]" office:value-type="float" office:value="0.431" calcext:value-type="float">
            <text:p>0.4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82.36" calcext:value-type="float">
            <text:p>-82.36</text:p>
          </table:table-cell>
          <table:table-cell table:formula="of:=10^([.B34]/10)" office:value-type="float" office:value="0.00000000580764417521311" calcext:value-type="float">
            <text:p>5.80764417521311E-09</text:p>
          </table:table-cell>
          <table:table-cell office:value-type="float" office:value="-60.9" calcext:value-type="float">
            <text:p>-60.9</text:p>
          </table:table-cell>
          <table:table-cell table:formula="of:=10^([.D34]/10)" office:value-type="float" office:value="0.0000008128305161641" calcext:value-type="float">
            <text:p>8.128305161641E-07</text:p>
          </table:table-cell>
          <table:table-cell office:value-type="float" office:value="-52.65" calcext:value-type="float">
            <text:p>-52.65</text:p>
          </table:table-cell>
          <table:table-cell table:formula="of:=10^([.F34]/10)" office:value-type="float" office:value="0.00000543250331492434" calcext:value-type="float">
            <text:p>5.43250331492434E-06</text:p>
          </table:table-cell>
          <table:table-cell table:formula="of:=10*LOG10([.I34])" office:value-type="float" office:value="-8.27649623696109" calcext:value-type="float">
            <text:p>-8.27649623696109</text:p>
          </table:table-cell>
          <table:table-cell table:formula="of:=([.E34]-[.C34])/([.G34]-[.C34])" office:value-type="float" office:value="0.148713493616177" calcext:value-type="float">
            <text:p>0.148713493616177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569" calcext:value-type="float">
            <text:p>569</text:p>
          </table:table-cell>
          <table:table-cell table:formula="of:=1-([.M34]-[.N34])/[.M34]" office:value-type="float" office:value="0.569" calcext:value-type="float">
            <text:p>0.56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82.6" calcext:value-type="float">
            <text:p>-82.6</text:p>
          </table:table-cell>
          <table:table-cell table:formula="of:=10^([.B35]/10)" office:value-type="float" office:value="0.00000000549540873857625" calcext:value-type="float">
            <text:p>5.49540873857625E-09</text:p>
          </table:table-cell>
          <table:table-cell office:value-type="float" office:value="-60.6" calcext:value-type="float">
            <text:p>-60.6</text:p>
          </table:table-cell>
          <table:table-cell table:formula="of:=10^([.D35]/10)" office:value-type="float" office:value="0.00000087096358995608" calcext:value-type="float">
            <text:p>8.7096358995608E-07</text:p>
          </table:table-cell>
          <table:table-cell office:value-type="float" office:value="-51.7" calcext:value-type="float">
            <text:p>-51.7</text:p>
          </table:table-cell>
          <table:table-cell table:formula="of:=10^([.F35]/10)" office:value-type="float" office:value="0.00000676082975391982" calcext:value-type="float">
            <text:p>6.76082975391982E-06</text:p>
          </table:table-cell>
          <table:table-cell table:formula="of:=10*LOG10([.I35])" office:value-type="float" office:value="-8.92395742900399" calcext:value-type="float">
            <text:p>-8.92395742900399</text:p>
          </table:table-cell>
          <table:table-cell table:formula="of:=([.E35]-[.C35])/([.G35]-[.C35])" office:value-type="float" office:value="0.128116261460081" calcext:value-type="float">
            <text:p>0.128116261460081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712" calcext:value-type="float">
            <text:p>712</text:p>
          </table:table-cell>
          <table:table-cell table:formula="of:=1-([.M35]-[.N35])/[.M35]"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82.6" calcext:value-type="float">
            <text:p>-82.6</text:p>
          </table:table-cell>
          <table:table-cell table:formula="of:=10^([.B36]/10)" office:value-type="float" office:value="0.00000000549540873857625" calcext:value-type="float">
            <text:p>5.49540873857625E-09</text:p>
          </table:table-cell>
          <table:table-cell office:value-type="float" office:value="-60.4" calcext:value-type="float">
            <text:p>-60.4</text:p>
          </table:table-cell>
          <table:table-cell table:formula="of:=10^([.D36]/10)" office:value-type="float" office:value="0.00000091201083935591" calcext:value-type="float">
            <text:p>9.1201083935591E-07</text:p>
          </table:table-cell>
          <table:table-cell office:value-type="float" office:value="-50.7" calcext:value-type="float">
            <text:p>-50.7</text:p>
          </table:table-cell>
          <table:table-cell table:formula="of:=10^([.F36]/10)" office:value-type="float" office:value="0.00000851138038202376" calcext:value-type="float">
            <text:p>8.51138038202376E-06</text:p>
          </table:table-cell>
          <table:table-cell table:formula="of:=10*LOG10([.I36])" office:value-type="float" office:value="-9.72344304357292" calcext:value-type="float">
            <text:p>-9.72344304357292</text:p>
          </table:table-cell>
          <table:table-cell table:formula="of:=([.E36]-[.C36])/([.G36]-[.C36])" office:value-type="float" office:value="0.106575086950325" calcext:value-type="float">
            <text:p>0.10657508695032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828" calcext:value-type="float">
            <text:p>828</text:p>
          </table:table-cell>
          <table:table-cell table:formula="of:=1-([.M36]-[.N36])/[.M36]" office:value-type="float" office:value="0.828" calcext:value-type="float">
            <text:p>0.8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82.6" calcext:value-type="float">
            <text:p>-82.6</text:p>
          </table:table-cell>
          <table:table-cell table:formula="of:=10^([.B37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37]/10)" office:value-type="float" office:value="0.000000891250938133746" calcext:value-type="float">
            <text:p>8.91250938133746E-07</text:p>
          </table:table-cell>
          <table:table-cell office:value-type="float" office:value="-49.75" calcext:value-type="float">
            <text:p>-49.75</text:p>
          </table:table-cell>
          <table:table-cell table:formula="of:=10^([.F37]/10)" office:value-type="float" office:value="0.0000105925372517729" calcext:value-type="float">
            <text:p>1.05925372517729E-05</text:p>
          </table:table-cell>
          <table:table-cell table:formula="of:=10*LOG10([.I37])" office:value-type="float" office:value="-10.7746075741025" calcext:value-type="float">
            <text:p>-10.7746075741025</text:p>
          </table:table-cell>
          <table:table-cell table:formula="of:=([.E37]-[.C37])/([.G37]-[.C37])" office:value-type="float" office:value="0.083664119073823" calcext:value-type="float">
            <text:p>0.083664119073823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906" calcext:value-type="float">
            <text:p>906</text:p>
          </table:table-cell>
          <table:table-cell table:formula="of:=1-([.M37]-[.N37])/[.M37]" office:value-type="float" office:value="0.906" calcext:value-type="float">
            <text:p>0.9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82.65" calcext:value-type="float">
            <text:p>-82.65</text:p>
          </table:table-cell>
          <table:table-cell table:formula="of:=10^([.B38]/10)" office:value-type="float" office:value="0.00000000543250331492433" calcext:value-type="float">
            <text:p>5.43250331492433E-09</text:p>
          </table:table-cell>
          <table:table-cell office:value-type="float" office:value="-60.5" calcext:value-type="float">
            <text:p>-60.5</text:p>
          </table:table-cell>
          <table:table-cell table:formula="of:=10^([.D38]/10)" office:value-type="float" office:value="0.000000891250938133746" calcext:value-type="float">
            <text:p>8.91250938133746E-07</text:p>
          </table:table-cell>
          <table:table-cell office:value-type="float" office:value="-48.9" calcext:value-type="float">
            <text:p>-48.9</text:p>
          </table:table-cell>
          <table:table-cell table:formula="of:=10^([.F38]/10)" office:value-type="float" office:value="0.0000128824955169313" calcext:value-type="float">
            <text:p>1.28824955169313E-05</text:p>
          </table:table-cell>
          <table:table-cell table:formula="of:=10*LOG10([.I38])" office:value-type="float" office:value="-11.6247210673938" calcext:value-type="float">
            <text:p>-11.6247210673938</text:p>
          </table:table-cell>
          <table:table-cell table:formula="of:=([.E38]-[.C38])/([.G38]-[.C38])" office:value-type="float" office:value="0.0687904092635209" calcext:value-type="float">
            <text:p>0.068790409263521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office:value-type="float" office:value="965" calcext:value-type="float">
            <text:p>965</text:p>
          </table:table-cell>
          <table:table-cell table:formula="of:=1-([.M38]-[.N38])/[.M38]" office:value-type="float" office:value="0.965" calcext:value-type="float">
            <text:p>0.96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82.6" calcext:value-type="float">
            <text:p>-82.6</text:p>
          </table:table-cell>
          <table:table-cell table:formula="of:=10^([.B39]/10)" office:value-type="float" office:value="0.00000000549540873857625" calcext:value-type="float">
            <text:p>5.49540873857625E-09</text:p>
          </table:table-cell>
          <table:table-cell office:value-type="float" office:value="-60.4" calcext:value-type="float">
            <text:p>-60.4</text:p>
          </table:table-cell>
          <table:table-cell table:formula="of:=10^([.D39]/10)" office:value-type="float" office:value="0.00000091201083935591" calcext:value-type="float">
            <text:p>9.1201083935591E-07</text:p>
          </table:table-cell>
          <table:table-cell office:value-type="float" office:value="-47.95" calcext:value-type="float">
            <text:p>-47.95</text:p>
          </table:table-cell>
          <table:table-cell table:formula="of:=10^([.F39]/10)" office:value-type="float" office:value="0.0000160324539069004" calcext:value-type="float">
            <text:p>1.60324539069004E-05</text:p>
          </table:table-cell>
          <table:table-cell table:formula="of:=10*LOG10([.I39])" office:value-type="float" office:value="-12.4747591131052" calcext:value-type="float">
            <text:p>-12.4747591131052</text:p>
          </table:table-cell>
          <table:table-cell table:formula="of:=([.E39]-[.C39])/([.G39]-[.C39])" office:value-type="float" office:value="0.0565619128995251" calcext:value-type="float">
            <text:p>0.056561912899525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office:value-type="float" office:value="983" calcext:value-type="float">
            <text:p>983</text:p>
          </table:table-cell>
          <table:table-cell table:formula="of:=1-([.M39]-[.N39])/[.M39]" office:value-type="float" office:value="0.983" calcext:value-type="float">
            <text:p>0.9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82.6" calcext:value-type="float">
            <text:p>-82.6</text:p>
          </table:table-cell>
          <table:table-cell table:formula="of:=10^([.B40]/10)" office:value-type="float" office:value="0.00000000549540873857625" calcext:value-type="float">
            <text:p>5.49540873857625E-09</text:p>
          </table:table-cell>
          <table:table-cell office:value-type="float" office:value="-60.9" calcext:value-type="float">
            <text:p>-60.9</text:p>
          </table:table-cell>
          <table:table-cell table:formula="of:=10^([.D40]/10)" office:value-type="float" office:value="0.0000008128305161641" calcext:value-type="float">
            <text:p>8.128305161641E-07</text:p>
          </table:table-cell>
          <table:table-cell office:value-type="float" office:value="-46.95" calcext:value-type="float">
            <text:p>-46.95</text:p>
          </table:table-cell>
          <table:table-cell table:formula="of:=10^([.F40]/10)" office:value-type="float" office:value="0.0000201836636368156" calcext:value-type="float">
            <text:p>2.01836636368156E-05</text:p>
          </table:table-cell>
          <table:table-cell table:formula="of:=10*LOG10([.I40])" office:value-type="float" office:value="-13.9782790004816" calcext:value-type="float">
            <text:p>-13.9782790004816</text:p>
          </table:table-cell>
          <table:table-cell table:formula="of:=([.E40]-[.C40])/([.G40]-[.C40])" office:value-type="float" office:value="0.040010326918682" calcext:value-type="float">
            <text:p>0.040010326918682</text:p>
          </table:table-cell>
          <table:table-cell office:value-type="string" calcext:value-type="string">
            <text:p>Full-Interleaving</text:p>
          </table:table-cell>
          <table:table-cell office:value-type="string" calcext:value-type="string">
            <text:p>Yes</text:p>
          </table:table-cell>
          <table:table-cell office:value-type="float" office:value="27" calcext:value-type="float">
            <text:p>27</text:p>
          </table:table-cell>
          <table:table-cell office:value-type="float" office:value="1000" calcext:value-type="float">
            <text:p>1000</text:p>
          </table:table-cell>
          <table:table-cell office:value-type="float" office:value="997" calcext:value-type="float">
            <text:p>997</text:p>
          </table:table-cell>
          <table:table-cell table:formula="of:=1-([.M40]-[.N40])/[.M40]" office:value-type="float" office:value="0.997" calcext:value-type="float">
            <text:p>0.997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-82.5" calcext:value-type="float">
            <text:p>-82.5</text:p>
          </table:table-cell>
          <table:table-cell table:style-name="ce1" table:formula="of:=10^([.B41]/10)" office:value-type="float" office:value="0.00000000562341325190349" calcext:value-type="float">
            <text:p>5.62341325190349E-09</text:p>
          </table:table-cell>
          <table:table-cell table:style-name="ce1" office:value-type="float" office:value="-60.8" calcext:value-type="float">
            <text:p>-60.8</text:p>
          </table:table-cell>
          <table:table-cell table:style-name="ce1" table:formula="of:=10^([.D41]/10)" office:value-type="float" office:value="0.000000831763771102671" calcext:value-type="float">
            <text:p>8.31763771102671E-07</text:p>
          </table:table-cell>
          <table:table-cell table:style-name="ce1" office:value-type="float" office:value="-44.35" calcext:value-type="float">
            <text:p>-44.35</text:p>
          </table:table-cell>
          <table:table-cell table:style-name="ce1" table:formula="of:=10^([.F41]/10)" office:value-type="float" office:value="0.0000367282300498084" calcext:value-type="float">
            <text:p>3.67282300498084E-05</text:p>
          </table:table-cell>
          <table:table-cell table:style-name="ce1" table:formula="of:=10*LOG10([.I41])" office:value-type="float" office:value="-16.4787966218928" calcext:value-type="float">
            <text:p>-16.4787966218928</text:p>
          </table:table-cell>
          <table:table-cell table:style-name="ce1" table:formula="of:=([.E41]-[.C41])/([.G41]-[.C41])" office:value-type="float" office:value="0.0224967787833548" calcext:value-type="float">
            <text:p>0.022496778783355</text:p>
          </table:table-cell>
          <table:table-cell table:style-name="ce1" office:value-type="string" calcext:value-type="string">
            <text:p>Full-Interleav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00" calcext:value-type="float">
            <text:p>1000</text:p>
          </table:table-cell>
          <table:table-cell table:style-name="ce1" table:formula="of:=1-([.M41]-[.N41])/[.M41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2.6" calcext:value-type="float">
            <text:p>-82.6</text:p>
          </table:table-cell>
          <table:table-cell table:formula="of:=10^([.B42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42]/10)" office:value-type="float" office:value="0.000000891250938133746" calcext:value-type="float">
            <text:p>8.91250938133746E-07</text:p>
          </table:table-cell>
          <table:table-cell office:value-type="float" office:value="-69.75" calcext:value-type="float">
            <text:p>-69.75</text:p>
          </table:table-cell>
          <table:table-cell table:formula="of:=10^([.F42]/10)" office:value-type="float" office:value="0.000000105925372517729" calcext:value-type="float">
            <text:p>1.05925372517729E-07</text:p>
          </table:table-cell>
          <table:table-cell table:formula="of:=10*LOG10([.I42])" office:value-type="float" office:value="9.45450566068606" calcext:value-type="float">
            <text:p>9.45450566068606</text:p>
          </table:table-cell>
          <table:table-cell table:formula="of:=([.E42]-[.C42])/([.G42]-[.C42])" office:value-type="float" office:value="8.81963406203115" calcext:value-type="float">
            <text:p>8.81963406203115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table:formula="of:=1-([.M42]-[.N42])/[.M42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2.6" calcext:value-type="float">
            <text:p>-82.6</text:p>
          </table:table-cell>
          <table:table-cell table:formula="of:=10^([.B43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43]/10)" office:value-type="float" office:value="0.000000933254300796992" calcext:value-type="float">
            <text:p>9.33254300796992E-07</text:p>
          </table:table-cell>
          <table:table-cell office:value-type="float" office:value="-64.2" calcext:value-type="float">
            <text:p>-64.2</text:p>
          </table:table-cell>
          <table:table-cell table:formula="of:=10^([.F43]/10)" office:value-type="float" office:value="0.000000380189396320561" calcext:value-type="float">
            <text:p>3.80189396320561E-07</text:p>
          </table:table-cell>
          <table:table-cell table:formula="of:=10*LOG10([.I43])" office:value-type="float" office:value="3.93758401144668" calcext:value-type="float">
            <text:p>3.93758401144668</text:p>
          </table:table-cell>
          <table:table-cell table:formula="of:=([.E43]-[.C43])/([.G43]-[.C43])" office:value-type="float" office:value="2.4760442462542" calcext:value-type="float">
            <text:p>2.4760442462542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table:formula="of:=1-([.M43]-[.N43])/[.M43]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2.6" calcext:value-type="float">
            <text:p>-82.6</text:p>
          </table:table-cell>
          <table:table-cell table:formula="of:=10^([.B44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44]/10)" office:value-type="float" office:value="0.000000891250938133746" calcext:value-type="float">
            <text:p>8.91250938133746E-07</text:p>
          </table:table-cell>
          <table:table-cell office:value-type="float" office:value="-63.9" calcext:value-type="float">
            <text:p>-63.9</text:p>
          </table:table-cell>
          <table:table-cell table:formula="of:=10^([.F44]/10)" office:value-type="float" office:value="0.000000407380277804113" calcext:value-type="float">
            <text:p>4.07380277804113E-07</text:p>
          </table:table-cell>
          <table:table-cell table:formula="of:=10*LOG10([.I44])" office:value-type="float" office:value="3.43212216783538" calcext:value-type="float">
            <text:p>3.43212216783538</text:p>
          </table:table-cell>
          <table:table-cell table:formula="of:=([.E44]-[.C44])/([.G44]-[.C44])" office:value-type="float" office:value="2.20400317995233" calcext:value-type="float">
            <text:p>2.20400317995233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formula="of:=1-([.M44]-[.N44])/[.M44]" office:value-type="float" office:value="0.031" calcext:value-type="float">
            <text:p>0.03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2.65" calcext:value-type="float">
            <text:p>-82.65</text:p>
          </table:table-cell>
          <table:table-cell table:formula="of:=10^([.B45]/10)" office:value-type="float" office:value="0.00000000543250331492433" calcext:value-type="float">
            <text:p>5.43250331492433E-09</text:p>
          </table:table-cell>
          <table:table-cell office:value-type="float" office:value="-60.1" calcext:value-type="float">
            <text:p>-60.1</text:p>
          </table:table-cell>
          <table:table-cell table:formula="of:=10^([.D45]/10)" office:value-type="float" office:value="0.000000977237220955811" calcext:value-type="float">
            <text:p>9.77237220955811E-07</text:p>
          </table:table-cell>
          <table:table-cell office:value-type="float" office:value="-62.9" calcext:value-type="float">
            <text:p>-62.9</text:p>
          </table:table-cell>
          <table:table-cell table:formula="of:=10^([.F45]/10)" office:value-type="float" office:value="0.000000512861383991365" calcext:value-type="float">
            <text:p>5.12861383991365E-07</text:p>
          </table:table-cell>
          <table:table-cell table:formula="of:=10*LOG10([.I45])" office:value-type="float" office:value="2.8220382125215" calcext:value-type="float">
            <text:p>2.8220382125215</text:p>
          </table:table-cell>
          <table:table-cell table:formula="of:=([.E45]-[.C45])/([.G45]-[.C45])" office:value-type="float" office:value="1.915154526375" calcext:value-type="float">
            <text:p>1.915154526375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formula="of:=1-([.M45]-[.N45])/[.M45]"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2.6" calcext:value-type="float">
            <text:p>-82.6</text:p>
          </table:table-cell>
          <table:table-cell table:formula="of:=10^([.B46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46]/10)" office:value-type="float" office:value="0.000000933254300796992" calcext:value-type="float">
            <text:p>9.33254300796992E-07</text:p>
          </table:table-cell>
          <table:table-cell office:value-type="float" office:value="-62" calcext:value-type="float">
            <text:p>-62</text:p>
          </table:table-cell>
          <table:table-cell table:formula="of:=10^([.F46]/10)" office:value-type="float" office:value="0.000000630957344480193" calcext:value-type="float">
            <text:p>6.30957344480193E-07</text:p>
          </table:table-cell>
          <table:table-cell table:formula="of:=10*LOG10([.I46])" office:value-type="float" office:value="1.71234240902023" calcext:value-type="float">
            <text:p>1.71234240902023</text:p>
          </table:table-cell>
          <table:table-cell table:formula="of:=([.E46]-[.C46])/([.G46]-[.C46])" office:value-type="float" office:value="1.48331791119849" calcext:value-type="float">
            <text:p>1.48331791119849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table:formula="of:=1-([.M46]-[.N46])/[.M46]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2.6" calcext:value-type="float">
            <text:p>-82.6</text:p>
          </table:table-cell>
          <table:table-cell table:formula="of:=10^([.B47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47]/10)" office:value-type="float" office:value="0.000000933254300796992" calcext:value-type="float">
            <text:p>9.33254300796992E-07</text:p>
          </table:table-cell>
          <table:table-cell office:value-type="float" office:value="-61.1" calcext:value-type="float">
            <text:p>-61.1</text:p>
          </table:table-cell>
          <table:table-cell table:formula="of:=10^([.F47]/10)" office:value-type="float" office:value="0.000000776247116628691" calcext:value-type="float">
            <text:p>7.76247116628691E-07</text:p>
          </table:table-cell>
          <table:table-cell table:formula="of:=10*LOG10([.I47])" office:value-type="float" office:value="0.805206297720994" calcext:value-type="float">
            <text:p>0.805206297720994</text:p>
          </table:table-cell>
          <table:table-cell table:formula="of:=([.E47]-[.C47])/([.G47]-[.C47])" office:value-type="float" office:value="1.20370656666866" calcext:value-type="float">
            <text:p>1.20370656666866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46" calcext:value-type="float">
            <text:p>46</text:p>
          </table:table-cell>
          <table:table-cell table:formula="of:=1-([.M47]-[.N47])/[.M47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2.6" calcext:value-type="float">
            <text:p>-82.6</text:p>
          </table:table-cell>
          <table:table-cell table:formula="of:=10^([.B48]/10)" office:value-type="float" office:value="0.00000000549540873857625" calcext:value-type="float">
            <text:p>5.49540873857625E-09</text:p>
          </table:table-cell>
          <table:table-cell office:value-type="float" office:value="-60.6" calcext:value-type="float">
            <text:p>-60.6</text:p>
          </table:table-cell>
          <table:table-cell table:formula="of:=10^([.D48]/10)" office:value-type="float" office:value="0.00000087096358995608" calcext:value-type="float">
            <text:p>8.7096358995608E-07</text:p>
          </table:table-cell>
          <table:table-cell office:value-type="float" office:value="-60.15" calcext:value-type="float">
            <text:p>-60.15</text:p>
          </table:table-cell>
          <table:table-cell table:formula="of:=10^([.F48]/10)" office:value-type="float" office:value="0.000000966050878989814" calcext:value-type="float">
            <text:p>9.66050878989814E-07</text:p>
          </table:table-cell>
          <table:table-cell table:formula="of:=10*LOG10([.I48])" office:value-type="float" office:value="-0.452713438559485" calcext:value-type="float">
            <text:p>-0.452713438559485</text:p>
          </table:table-cell>
          <table:table-cell table:formula="of:=([.E48]-[.C48])/([.G48]-[.C48])" office:value-type="float" office:value="0.90100801881971" calcext:value-type="float">
            <text:p>0.90100801881971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66" calcext:value-type="float">
            <text:p>66</text:p>
          </table:table-cell>
          <table:table-cell table:formula="of:=1-([.M48]-[.N48])/[.M48]" office:value-type="float" office:value="0.0659999999999999" calcext:value-type="float">
            <text:p>0.0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2.6" calcext:value-type="float">
            <text:p>-82.6</text:p>
          </table:table-cell>
          <table:table-cell table:formula="of:=10^([.B49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49]/10)" office:value-type="float" office:value="0.000000933254300796992" calcext:value-type="float">
            <text:p>9.33254300796992E-07</text:p>
          </table:table-cell>
          <table:table-cell office:value-type="float" office:value="-58.3" calcext:value-type="float">
            <text:p>-58.3</text:p>
          </table:table-cell>
          <table:table-cell table:formula="of:=10^([.F49]/10)" office:value-type="float" office:value="0.00000147910838816821" calcext:value-type="float">
            <text:p>1.47910838816821E-06</text:p>
          </table:table-cell>
          <table:table-cell table:formula="of:=10*LOG10([.I49])" office:value-type="float" office:value="-2.00948312575804" calcext:value-type="float">
            <text:p>-2.00948312575804</text:p>
          </table:table-cell>
          <table:table-cell table:formula="of:=([.E49]-[.C49])/([.G49]-[.C49])" office:value-type="float" office:value="0.629581107800441" calcext:value-type="float">
            <text:p>0.629581107800441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02" calcext:value-type="float">
            <text:p>102</text:p>
          </table:table-cell>
          <table:table-cell table:formula="of:=1-([.M49]-[.N49])/[.M49]" office:value-type="float" office:value="0.102" calcext:value-type="float">
            <text:p>0.1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2.6" calcext:value-type="float">
            <text:p>-82.6</text:p>
          </table:table-cell>
          <table:table-cell table:formula="of:=10^([.B50]/10)" office:value-type="float" office:value="0.00000000549540873857625" calcext:value-type="float">
            <text:p>5.49540873857625E-09</text:p>
          </table:table-cell>
          <table:table-cell office:value-type="float" office:value="-60.3" calcext:value-type="float">
            <text:p>-60.3</text:p>
          </table:table-cell>
          <table:table-cell table:formula="of:=10^([.D50]/10)" office:value-type="float" office:value="0.000000933254300796992" calcext:value-type="float">
            <text:p>9.33254300796992E-07</text:p>
          </table:table-cell>
          <table:table-cell office:value-type="float" office:value="-56.8" calcext:value-type="float">
            <text:p>-56.8</text:p>
          </table:table-cell>
          <table:table-cell table:formula="of:=10^([.F50]/10)" office:value-type="float" office:value="0.00000208929613085404" calcext:value-type="float">
            <text:p>2.08929613085404E-06</text:p>
          </table:table-cell>
          <table:table-cell table:formula="of:=10*LOG10([.I50])" office:value-type="float" office:value="-3.51421058679457" calcext:value-type="float">
            <text:p>-3.51421058679457</text:p>
          </table:table-cell>
          <table:table-cell table:formula="of:=([.E50]-[.C50])/([.G50]-[.C50])" office:value-type="float" office:value="0.445224383604474" calcext:value-type="float">
            <text:p>0.445224383604474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145" calcext:value-type="float">
            <text:p>145</text:p>
          </table:table-cell>
          <table:table-cell table:formula="of:=1-([.M50]-[.N50])/[.M50]" office:value-type="float" office:value="0.145" calcext:value-type="float">
            <text:p>0.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2.6" calcext:value-type="float">
            <text:p>-82.6</text:p>
          </table:table-cell>
          <table:table-cell table:formula="of:=10^([.B51]/10)" office:value-type="float" office:value="0.00000000549540873857625" calcext:value-type="float">
            <text:p>5.49540873857625E-09</text:p>
          </table:table-cell>
          <table:table-cell office:value-type="float" office:value="-60" calcext:value-type="float">
            <text:p>-60</text:p>
          </table:table-cell>
          <table:table-cell table:formula="of:=10^([.D51]/10)" office:value-type="float" office:value="0.000001" calcext:value-type="float">
            <text:p>1E-06</text:p>
          </table:table-cell>
          <table:table-cell office:value-type="float" office:value="-55.8" calcext:value-type="float">
            <text:p>-55.8</text:p>
          </table:table-cell>
          <table:table-cell table:formula="of:=10^([.F51]/10)" office:value-type="float" office:value="0.00000263026799189538" calcext:value-type="float">
            <text:p>2.63026799189538E-06</text:p>
          </table:table-cell>
          <table:table-cell table:formula="of:=10*LOG10([.I51])" office:value-type="float" office:value="-4.21484888572123" calcext:value-type="float">
            <text:p>-4.21484888572123</text:p>
          </table:table-cell>
          <table:table-cell table:formula="of:=([.E51]-[.C51])/([.G51]-[.C51])" office:value-type="float" office:value="0.378891717188442" calcext:value-type="float">
            <text:p>0.378891717188442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238" calcext:value-type="float">
            <text:p>238</text:p>
          </table:table-cell>
          <table:table-cell table:formula="of:=1-([.M51]-[.N51])/[.M51]"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2.65" calcext:value-type="float">
            <text:p>-82.65</text:p>
          </table:table-cell>
          <table:table-cell table:formula="of:=10^([.B52]/10)" office:value-type="float" office:value="0.00000000543250331492433" calcext:value-type="float">
            <text:p>5.43250331492433E-09</text:p>
          </table:table-cell>
          <table:table-cell office:value-type="float" office:value="-60.3" calcext:value-type="float">
            <text:p>-60.3</text:p>
          </table:table-cell>
          <table:table-cell table:formula="of:=10^([.D52]/10)" office:value-type="float" office:value="0.000000933254300796992" calcext:value-type="float">
            <text:p>9.33254300796992E-07</text:p>
          </table:table-cell>
          <table:table-cell office:value-type="float" office:value="-54.85" calcext:value-type="float">
            <text:p>-54.85</text:p>
          </table:table-cell>
          <table:table-cell table:formula="of:=10^([.F52]/10)" office:value-type="float" office:value="0.00000327340694878838" calcext:value-type="float">
            <text:p>3.27340694878838E-06</text:p>
          </table:table-cell>
          <table:table-cell table:formula="of:=10*LOG10([.I52])" office:value-type="float" office:value="-5.46814080568277" calcext:value-type="float">
            <text:p>-5.46814080568277</text:p>
          </table:table-cell>
          <table:table-cell table:formula="of:=([.E52]-[.C52])/([.G52]-[.C52])" office:value-type="float" office:value="0.2839134188357" calcext:value-type="float">
            <text:p>0.2839134188357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309" calcext:value-type="float">
            <text:p>309</text:p>
          </table:table-cell>
          <table:table-cell table:formula="of:=1-([.M52]-[.N52])/[.M52]" office:value-type="float" office:value="0.309" calcext:value-type="float">
            <text:p>0.3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2.6" calcext:value-type="float">
            <text:p>-82.6</text:p>
          </table:table-cell>
          <table:table-cell table:formula="of:=10^([.B53]/10)" office:value-type="float" office:value="0.00000000549540873857625" calcext:value-type="float">
            <text:p>5.49540873857625E-09</text:p>
          </table:table-cell>
          <table:table-cell office:value-type="float" office:value="-60.45" calcext:value-type="float">
            <text:p>-60.45</text:p>
          </table:table-cell>
          <table:table-cell table:formula="of:=10^([.D53]/10)" office:value-type="float" office:value="0.000000901571137605957" calcext:value-type="float">
            <text:p>9.01571137605957E-07</text:p>
          </table:table-cell>
          <table:table-cell office:value-type="float" office:value="-53.85" calcext:value-type="float">
            <text:p>-53.85</text:p>
          </table:table-cell>
          <table:table-cell table:formula="of:=10^([.F53]/10)" office:value-type="float" office:value="0.0000041209751909733" calcext:value-type="float">
            <text:p>4.1209751909733E-06</text:p>
          </table:table-cell>
          <table:table-cell table:formula="of:=10*LOG10([.I53])" office:value-type="float" office:value="-6.62075758337971" calcext:value-type="float">
            <text:p>-6.62075758337971</text:p>
          </table:table-cell>
          <table:table-cell table:formula="of:=([.E53]-[.C53])/([.G53]-[.C53])" office:value-type="float" office:value="0.217732992574879" calcext:value-type="float">
            <text:p>0.217732992574879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482" calcext:value-type="float">
            <text:p>482</text:p>
          </table:table-cell>
          <table:table-cell table:formula="of:=1-([.M53]-[.N53])/[.M53]" office:value-type="float" office:value="0.482" calcext:value-type="float">
            <text:p>0.48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2.65" calcext:value-type="float">
            <text:p>-82.65</text:p>
          </table:table-cell>
          <table:table-cell table:formula="of:=10^([.B54]/10)" office:value-type="float" office:value="0.00000000543250331492433" calcext:value-type="float">
            <text:p>5.43250331492433E-09</text:p>
          </table:table-cell>
          <table:table-cell office:value-type="float" office:value="-60.8" calcext:value-type="float">
            <text:p>-60.8</text:p>
          </table:table-cell>
          <table:table-cell table:formula="of:=10^([.D54]/10)" office:value-type="float" office:value="0.000000831763771102671" calcext:value-type="float">
            <text:p>8.31763771102671E-07</text:p>
          </table:table-cell>
          <table:table-cell office:value-type="float" office:value="-52.95" calcext:value-type="float">
            <text:p>-52.95</text:p>
          </table:table-cell>
          <table:table-cell table:formula="of:=10^([.F54]/10)" office:value-type="float" office:value="0.00000506990708274704" calcext:value-type="float">
            <text:p>5.06990708274704E-06</text:p>
          </table:table-cell>
          <table:table-cell table:formula="of:=10*LOG10([.I54])" office:value-type="float" office:value="-7.87380209120021" calcext:value-type="float">
            <text:p>-7.87380209120021</text:p>
          </table:table-cell>
          <table:table-cell table:formula="of:=([.E54]-[.C54])/([.G54]-[.C54])" office:value-type="float" office:value="0.163162289557864" calcext:value-type="float">
            <text:p>0.163162289557864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642" calcext:value-type="float">
            <text:p>642</text:p>
          </table:table-cell>
          <table:table-cell table:formula="of:=1-([.M54]-[.N54])/[.M54]" office:value-type="float" office:value="0.642" calcext:value-type="float">
            <text:p>0.6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2.6" calcext:value-type="float">
            <text:p>-82.6</text:p>
          </table:table-cell>
          <table:table-cell table:formula="of:=10^([.B55]/10)" office:value-type="float" office:value="0.00000000549540873857625" calcext:value-type="float">
            <text:p>5.49540873857625E-09</text:p>
          </table:table-cell>
          <table:table-cell office:value-type="float" office:value="-60.5" calcext:value-type="float">
            <text:p>-60.5</text:p>
          </table:table-cell>
          <table:table-cell table:formula="of:=10^([.D55]/10)" office:value-type="float" office:value="0.000000891250938133746" calcext:value-type="float">
            <text:p>8.91250938133746E-07</text:p>
          </table:table-cell>
          <table:table-cell office:value-type="float" office:value="-52.05" calcext:value-type="float">
            <text:p>-52.05</text:p>
          </table:table-cell>
          <table:table-cell table:formula="of:=10^([.F55]/10)" office:value-type="float" office:value="0.00000623734835482419" calcext:value-type="float">
            <text:p>6.23734835482419E-06</text:p>
          </table:table-cell>
          <table:table-cell table:formula="of:=10*LOG10([.I55])" office:value-type="float" office:value="-8.47303324547697" calcext:value-type="float">
            <text:p>-8.47303324547697</text:p>
          </table:table-cell>
          <table:table-cell table:formula="of:=([.E55]-[.C55])/([.G55]-[.C55])" office:value-type="float" office:value="0.142133573602942" calcext:value-type="float">
            <text:p>0.142133573602942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formula="of:=800+787" office:value-type="float" office:value="1587" calcext:value-type="float">
            <text:p>1587</text:p>
          </table:table-cell>
          <table:table-cell table:formula="of:=1-([.M55]-[.N55])/[.M55]" office:value-type="float" office:value="0.7935" calcext:value-type="float">
            <text:p>0.793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2.6" calcext:value-type="float">
            <text:p>-82.6</text:p>
          </table:table-cell>
          <table:table-cell table:formula="of:=10^([.B56]/10)" office:value-type="float" office:value="0.00000000549540873857625" calcext:value-type="float">
            <text:p>5.49540873857625E-09</text:p>
          </table:table-cell>
          <table:table-cell office:value-type="float" office:value="-60.15" calcext:value-type="float">
            <text:p>-60.15</text:p>
          </table:table-cell>
          <table:table-cell table:formula="of:=10^([.D56]/10)" office:value-type="float" office:value="0.000000966050878989814" calcext:value-type="float">
            <text:p>9.66050878989814E-07</text:p>
          </table:table-cell>
          <table:table-cell office:value-type="float" office:value="-51.1" calcext:value-type="float">
            <text:p>-51.1</text:p>
          </table:table-cell>
          <table:table-cell table:formula="of:=10^([.F56]/10)" office:value-type="float" office:value="0.00000776247116628691" calcext:value-type="float">
            <text:p>7.76247116628691E-06</text:p>
          </table:table-cell>
          <table:table-cell table:formula="of:=10*LOG10([.I56])" office:value-type="float" office:value="-9.07169984567431" calcext:value-type="float">
            <text:p>-9.07169984567431</text:p>
          </table:table-cell>
          <table:table-cell table:formula="of:=([.E56]-[.C56])/([.G56]-[.C56])" office:value-type="float" office:value="0.123831181155429" calcext:value-type="float">
            <text:p>0.123831181155429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2000" calcext:value-type="float">
            <text:p>2000</text:p>
          </table:table-cell>
          <table:table-cell table:formula="of:=942+951" office:value-type="float" office:value="1893" calcext:value-type="float">
            <text:p>1893</text:p>
          </table:table-cell>
          <table:table-cell table:formula="of:=1-([.M56]-[.N56])/[.M56]" office:value-type="float" office:value="0.9465" calcext:value-type="float">
            <text:p>0.946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2.6" calcext:value-type="float">
            <text:p>-82.6</text:p>
          </table:table-cell>
          <table:table-cell table:formula="of:=10^([.B57]/10)" office:value-type="float" office:value="0.00000000549540873857625" calcext:value-type="float">
            <text:p>5.49540873857625E-09</text:p>
          </table:table-cell>
          <table:table-cell office:value-type="float" office:value="-60.6" calcext:value-type="float">
            <text:p>-60.6</text:p>
          </table:table-cell>
          <table:table-cell table:formula="of:=10^([.D57]/10)" office:value-type="float" office:value="0.00000087096358995608" calcext:value-type="float">
            <text:p>8.7096358995608E-07</text:p>
          </table:table-cell>
          <table:table-cell office:value-type="float" office:value="-50.15" calcext:value-type="float">
            <text:p>-50.15</text:p>
          </table:table-cell>
          <table:table-cell table:formula="of:=10^([.F57]/10)" office:value-type="float" office:value="0.00000966050878989814" calcext:value-type="float">
            <text:p>9.66050878989814E-06</text:p>
          </table:table-cell>
          <table:table-cell table:formula="of:=10*LOG10([.I57])" office:value-type="float" office:value="-10.4750177427083" calcext:value-type="float">
            <text:p>-10.4750177427083</text:p>
          </table:table-cell>
          <table:table-cell table:formula="of:=([.E57]-[.C57])/([.G57]-[.C57])" office:value-type="float" office:value="0.0896392523811874" calcext:value-type="float">
            <text:p>0.089639252381187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2000" calcext:value-type="float">
            <text:p>2000</text:p>
          </table:table-cell>
          <table:table-cell table:formula="of:=995+886" office:value-type="float" office:value="1881" calcext:value-type="float">
            <text:p>1881</text:p>
          </table:table-cell>
          <table:table-cell table:formula="of:=1-([.M57]-[.N57])/[.M57]" office:value-type="float" office:value="0.9405" calcext:value-type="float">
            <text:p>0.94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2.65" calcext:value-type="float">
            <text:p>-82.65</text:p>
          </table:table-cell>
          <table:table-cell table:formula="of:=10^([.B58]/10)" office:value-type="float" office:value="0.00000000543250331492433" calcext:value-type="float">
            <text:p>5.43250331492433E-09</text:p>
          </table:table-cell>
          <table:table-cell office:value-type="float" office:value="-60.25" calcext:value-type="float">
            <text:p>-60.25</text:p>
          </table:table-cell>
          <table:table-cell table:formula="of:=10^([.D58]/10)" office:value-type="float" office:value="0.000000944060876285923" calcext:value-type="float">
            <text:p>9.44060876285923E-07</text:p>
          </table:table-cell>
          <table:table-cell office:value-type="float" office:value="-49.35" calcext:value-type="float">
            <text:p>-49.35</text:p>
          </table:table-cell>
          <table:table-cell table:formula="of:=10^([.F58]/10)" office:value-type="float" office:value="0.0000116144861384034" calcext:value-type="float">
            <text:p>1.16144861384034E-05</text:p>
          </table:table-cell>
          <table:table-cell table:formula="of:=10*LOG10([.I58])" office:value-type="float" office:value="-10.9230313970712" calcext:value-type="float">
            <text:p>-10.9230313970712</text:p>
          </table:table-cell>
          <table:table-cell table:formula="of:=([.E58]-[.C58])/([.G58]-[.C58])" office:value-type="float" office:value="0.0808531343273309" calcext:value-type="float">
            <text:p>0.080853134327331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00" calcext:value-type="float">
            <text:p>2000</text:p>
          </table:table-cell>
          <table:table-cell table:formula="of:=1-([.M58]-[.N58])/[.M58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2.6" calcext:value-type="float">
            <text:p>-82.6</text:p>
          </table:table-cell>
          <table:table-cell table:formula="of:=10^([.B59]/10)" office:value-type="float" office:value="0.00000000549540873857625" calcext:value-type="float">
            <text:p>5.49540873857625E-09</text:p>
          </table:table-cell>
          <table:table-cell office:value-type="float" office:value="-60.45" calcext:value-type="float">
            <text:p>-60.45</text:p>
          </table:table-cell>
          <table:table-cell table:formula="of:=10^([.D59]/10)" office:value-type="float" office:value="0.000000901571137605957" calcext:value-type="float">
            <text:p>9.01571137605957E-07</text:p>
          </table:table-cell>
          <table:table-cell office:value-type="float" office:value="-44.9" calcext:value-type="float">
            <text:p>-44.9</text:p>
          </table:table-cell>
          <table:table-cell table:formula="of:=10^([.F59]/10)" office:value-type="float" office:value="0.0000323593656929628" calcext:value-type="float">
            <text:p>3.23593656929628E-05</text:p>
          </table:table-cell>
          <table:table-cell table:formula="of:=10*LOG10([.I59])" office:value-type="float" office:value="-15.5758152578154" calcext:value-type="float">
            <text:p>-15.5758152578154</text:p>
          </table:table-cell>
          <table:table-cell table:formula="of:=([.E59]-[.C59])/([.G59]-[.C59])" office:value-type="float" office:value="0.0276960907920901" calcext:value-type="float">
            <text:p>0.02769609079209</text:p>
          </table:table-cell>
          <table:table-cell office:value-type="string" calcext:value-type="string">
            <text:p>Whole Band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1-([.M59]-[.N59])/[.M5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formula="of:=10^([.B60]/10)" office:value-type="float" office:value="1" calcext:value-type="float">
            <text:p>1</text:p>
          </table:table-cell>
          <table:table-cell/>
          <table:table-cell table:formula="of:=10^([.D60]/10)" office:value-type="float" office:value="1" calcext:value-type="float">
            <text:p>1</text:p>
          </table:table-cell>
          <table:table-cell/>
          <table:table-cell table:formula="of:=10^([.F60]/10)" office:value-type="float" office:value="1" calcext:value-type="float">
            <text:p>1</text:p>
          </table:table-cell>
          <table:table-cell table:formula="of:=10*LOG10([.I60])" office:value-type="string" office:string-value="" calcext:value-type="error">
            <text:p>#DIV/0!</text:p>
          </table:table-cell>
          <table:table-cell table:formula="of:=([.E60]-[.C60])/([.G60]-[.C60])" office:value-type="string" office:string-value="" calcext:value-type="error">
            <text:p>#DIV/0!</text:p>
          </table:table-cell>
          <table:table-cell table:number-columns-repeated="5"/>
          <table:table-cell table:formula="of:=1-([.M60]-[.N60])/[.M60]" office:value-type="string" office:string-value="" calcext:value-type="error">
            <text:p>#DIV/0!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/>
          <table:table-cell table:style-name="ce1" table:formula="of:=10^([.B61]/10)" office:value-type="float" office:value="1" calcext:value-type="float">
            <text:p>1</text:p>
          </table:table-cell>
          <table:table-cell table:style-name="ce1"/>
          <table:table-cell table:style-name="ce1" table:formula="of:=10^([.D61]/10)" office:value-type="float" office:value="1" calcext:value-type="float">
            <text:p>1</text:p>
          </table:table-cell>
          <table:table-cell table:style-name="ce1"/>
          <table:table-cell table:style-name="ce1" table:formula="of:=10^([.F61]/10)" office:value-type="float" office:value="1" calcext:value-type="float">
            <text:p>1</text:p>
          </table:table-cell>
          <table:table-cell table:style-name="ce1" table:formula="of:=10*LOG10([.I61])" office:value-type="string" office:string-value="" calcext:value-type="error">
            <text:p>#DIV/0!</text:p>
          </table:table-cell>
          <table:table-cell table:formula="of:=([.E61]-[.C61])/([.G61]-[.C61])" office:value-type="string" office:string-value="" calcext:value-type="error">
            <text:p>#DIV/0!</text:p>
          </table:table-cell>
          <table:table-cell table:style-name="ce1" table:number-columns-repeated="5"/>
          <table:table-cell table:formula="of:=1-([.M61]-[.N61])/[.M61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2.7" calcext:value-type="float">
            <text:p>-82.7</text:p>
          </table:table-cell>
          <table:table-cell table:formula="of:=10^([.B62]/10)" office:value-type="float" office:value="0.00000000537031796370253" calcext:value-type="float">
            <text:p>5.37031796370253E-09</text:p>
          </table:table-cell>
          <table:table-cell office:value-type="float" office:value="-60.5" calcext:value-type="float">
            <text:p>-60.5</text:p>
          </table:table-cell>
          <table:table-cell table:formula="of:=10^([.D62]/10)" office:value-type="float" office:value="0.000000891250938133746" calcext:value-type="float">
            <text:p>8.91250938133746E-07</text:p>
          </table:table-cell>
          <table:table-cell office:value-type="float" office:value="-71.66" calcext:value-type="float">
            <text:p>-71.66</text:p>
          </table:table-cell>
          <table:table-cell table:formula="of:=10^([.F62]/10)" office:value-type="float" office:value="0.0000000682338694141671" calcext:value-type="float">
            <text:p>6.82338694141671E-08</text:p>
          </table:table-cell>
          <table:table-cell table:formula="of:=10*LOG10([.I62]) + 34.5" office:value-type="float" office:value="45.9897628835016" calcext:value-type="float">
            <text:p>45.9897628835016</text:p>
          </table:table-cell>
          <table:table-cell table:formula="of:=([.E62]-[.C62])/([.G62]-[.C62])" office:value-type="float" office:value="14.0921185604365" calcext:value-type="float">
            <text:p>14.092118560436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formula="of:=1-([.M62]-[.N62])/[.M62]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2.7" calcext:value-type="float">
            <text:p>-82.7</text:p>
          </table:table-cell>
          <table:table-cell table:formula="of:=10^([.B63]/10)" office:value-type="float" office:value="0.00000000537031796370253" calcext:value-type="float">
            <text:p>5.37031796370253E-09</text:p>
          </table:table-cell>
          <table:table-cell office:value-type="float" office:value="-60.15" calcext:value-type="float">
            <text:p>-60.15</text:p>
          </table:table-cell>
          <table:table-cell table:formula="of:=10^([.D63]/10)" office:value-type="float" office:value="0.000000966050878989814" calcext:value-type="float">
            <text:p>9.66050878989814E-07</text:p>
          </table:table-cell>
          <table:table-cell office:value-type="float" office:value="-69.05" calcext:value-type="float">
            <text:p>-69.05</text:p>
          </table:table-cell>
          <table:table-cell table:formula="of:=10^([.F63]/10)" office:value-type="float" office:value="0.000000124451461177139" calcext:value-type="float">
            <text:p>1.24451461177139E-07</text:p>
          </table:table-cell>
          <table:table-cell table:formula="of:=10*LOG10([.I63]) + 34.5" office:value-type="float" office:value="43.5673600767391" calcext:value-type="float">
            <text:p>43.5673600767391</text:p>
          </table:table-cell>
          <table:table-cell table:formula="of:=([.E63]-[.C63])/([.G63]-[.C63])" office:value-type="float" office:value="8.06744489599186" calcext:value-type="float">
            <text:p>8.06744489599186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3" calcext:value-type="float">
            <text:p>43</text:p>
          </table:table-cell>
          <table:table-cell table:formula="of:=1-([.M63]-[.N63])/[.M63]" office:value-type="float" office:value="0.043" calcext:value-type="float">
            <text:p>0.0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82.7" calcext:value-type="float">
            <text:p>-82.7</text:p>
          </table:table-cell>
          <table:table-cell table:formula="of:=10^([.B64]/10)" office:value-type="float" office:value="0.00000000537031796370253" calcext:value-type="float">
            <text:p>5.37031796370253E-09</text:p>
          </table:table-cell>
          <table:table-cell office:value-type="float" office:value="-60.5" calcext:value-type="float">
            <text:p>-60.5</text:p>
          </table:table-cell>
          <table:table-cell table:formula="of:=10^([.D64]/10)" office:value-type="float" office:value="0.000000891250938133746" calcext:value-type="float">
            <text:p>8.91250938133746E-07</text:p>
          </table:table-cell>
          <table:table-cell office:value-type="float" office:value="-65.3" calcext:value-type="float">
            <text:p>-65.3</text:p>
          </table:table-cell>
          <table:table-cell table:formula="of:=10^([.F64]/10)" office:value-type="float" office:value="0.000000295120922666639" calcext:value-type="float">
            <text:p>2.95120922666639E-07</text:p>
          </table:table-cell>
          <table:table-cell table:formula="of:=10*LOG10([.I64]) + 34.5" office:value-type="float" office:value="39.3535085001349" calcext:value-type="float">
            <text:p>39.3535085001349</text:p>
          </table:table-cell>
          <table:table-cell table:formula="of:=([.E64]-[.C64])/([.G64]-[.C64])" office:value-type="float" office:value="3.05739006508125" calcext:value-type="float">
            <text:p>3.0573900650812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62" calcext:value-type="float">
            <text:p>162</text:p>
          </table:table-cell>
          <table:table-cell table:formula="of:=1-([.M64]-[.N64])/[.M64]"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2.5" calcext:value-type="float">
            <text:p>-82.5</text:p>
          </table:table-cell>
          <table:table-cell table:formula="of:=10^([.B65]/10)" office:value-type="float" office:value="0.00000000562341325190349" calcext:value-type="float">
            <text:p>5.62341325190349E-09</text:p>
          </table:table-cell>
          <table:table-cell office:value-type="float" office:value="-60.45" calcext:value-type="float">
            <text:p>-60.45</text:p>
          </table:table-cell>
          <table:table-cell table:formula="of:=10^([.D65]/10)" office:value-type="float" office:value="0.000000901571137605957" calcext:value-type="float">
            <text:p>9.01571137605957E-07</text:p>
          </table:table-cell>
          <table:table-cell office:value-type="float" office:value="-63.4" calcext:value-type="float">
            <text:p>-63.4</text:p>
          </table:table-cell>
          <table:table-cell table:formula="of:=10^([.F65]/10)" office:value-type="float" office:value="0.000000457088189614875" calcext:value-type="float">
            <text:p>4.57088189614875E-07</text:p>
          </table:table-cell>
          <table:table-cell table:formula="of:=10*LOG10([.I65]) + 34.5" office:value-type="float" office:value="37.4765879875173" calcext:value-type="float">
            <text:p>37.4765879875173</text:p>
          </table:table-cell>
          <table:table-cell table:formula="of:=([.E65]-[.C65])/([.G65]-[.C65])" office:value-type="float" office:value="1.98453516478487" calcext:value-type="float">
            <text:p>1.9845351647848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201" calcext:value-type="float">
            <text:p>201</text:p>
          </table:table-cell>
          <table:table-cell table:formula="of:=1-([.M65]-[.N65])/[.M65]"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2.6" calcext:value-type="float">
            <text:p>-82.6</text:p>
          </table:table-cell>
          <table:table-cell table:formula="of:=10^([.B66]/10)" office:value-type="float" office:value="0.00000000549540873857625" calcext:value-type="float">
            <text:p>5.49540873857625E-09</text:p>
          </table:table-cell>
          <table:table-cell office:value-type="float" office:value="-60.2" calcext:value-type="float">
            <text:p>-60.2</text:p>
          </table:table-cell>
          <table:table-cell table:formula="of:=10^([.D66]/10)" office:value-type="float" office:value="0.000000954992586021435" calcext:value-type="float">
            <text:p>9.54992586021435E-07</text:p>
          </table:table-cell>
          <table:table-cell office:value-type="float" office:value="-62.45" calcext:value-type="float">
            <text:p>-62.45</text:p>
          </table:table-cell>
          <table:table-cell table:formula="of:=10^([.F66]/10)" office:value-type="float" office:value="0.000000568852930843841" calcext:value-type="float">
            <text:p>5.68852930843841E-07</text:p>
          </table:table-cell>
          <table:table-cell table:formula="of:=10*LOG10([.I66]) + 34.5" office:value-type="float" office:value="36.7670958046884" calcext:value-type="float">
            <text:p>36.7670958046884</text:p>
          </table:table-cell>
          <table:table-cell table:formula="of:=([.E66]-[.C66])/([.G66]-[.C66])" office:value-type="float" office:value="1.6854255779431" calcext:value-type="float">
            <text:p>1.685425577943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259" calcext:value-type="float">
            <text:p>259</text:p>
          </table:table-cell>
          <table:table-cell table:formula="of:=1-([.M66]-[.N66])/[.M66]" office:value-type="float" office:value="0.259" calcext:value-type="float">
            <text:p>0.2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2.65" calcext:value-type="float">
            <text:p>-82.65</text:p>
          </table:table-cell>
          <table:table-cell table:formula="of:=10^([.B67]/10)" office:value-type="float" office:value="0.00000000543250331492433" calcext:value-type="float">
            <text:p>5.43250331492433E-09</text:p>
          </table:table-cell>
          <table:table-cell office:value-type="float" office:value="-60.38" calcext:value-type="float">
            <text:p>-60.38</text:p>
          </table:table-cell>
          <table:table-cell table:formula="of:=10^([.D67]/10)" office:value-type="float" office:value="0.000000916220490121999" calcext:value-type="float">
            <text:p>9.16220490121999E-07</text:p>
          </table:table-cell>
          <table:table-cell office:value-type="float" office:value="-61.61" calcext:value-type="float">
            <text:p>-61.61</text:p>
          </table:table-cell>
          <table:table-cell table:formula="of:=10^([.F67]/10)" office:value-type="float" office:value="0.000000690239803840243" calcext:value-type="float">
            <text:p>6.90239803840243E-07</text:p>
          </table:table-cell>
          <table:table-cell table:formula="of:=10*LOG10([.I67]) + 34.5" office:value-type="float" office:value="35.738489121076" calcext:value-type="float">
            <text:p>35.738489121076</text:p>
          </table:table-cell>
          <table:table-cell table:formula="of:=([.E67]-[.C67])/([.G67]-[.C67])" office:value-type="float" office:value="1.32999164306281" calcext:value-type="float">
            <text:p>1.3299916430628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350" calcext:value-type="float">
            <text:p>350</text:p>
          </table:table-cell>
          <table:table-cell table:formula="of:=1-([.M67]-[.N67])/[.M67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2.57" calcext:value-type="float">
            <text:p>-82.57</text:p>
          </table:table-cell>
          <table:table-cell table:formula="of:=10^([.B68]/10)" office:value-type="float" office:value="0.00000000553350109215737" calcext:value-type="float">
            <text:p>5.53350109215737E-09</text:p>
          </table:table-cell>
          <table:table-cell office:value-type="float" office:value="-60.67" calcext:value-type="float">
            <text:p>-60.67</text:p>
          </table:table-cell>
          <table:table-cell table:formula="of:=10^([.D68]/10)" office:value-type="float" office:value="0.000000857037845230369" calcext:value-type="float">
            <text:p>8.57037845230369E-07</text:p>
          </table:table-cell>
          <table:table-cell office:value-type="float" office:value="-61.55" calcext:value-type="float">
            <text:p>-61.55</text:p>
          </table:table-cell>
          <table:table-cell table:formula="of:=10^([.F68]/10)" office:value-type="float" office:value="0.000000699841996002275" calcext:value-type="float">
            <text:p>6.99841996002275E-07</text:p>
          </table:table-cell>
          <table:table-cell table:formula="of:=10*LOG10([.I68]) + 34.5" office:value-type="float" office:value="35.3863438904324" calcext:value-type="float">
            <text:p>35.3863438904324</text:p>
          </table:table-cell>
          <table:table-cell table:formula="of:=([.E68]-[.C68])/([.G68]-[.C68])" office:value-type="float" office:value="1.22640634585415" calcext:value-type="float">
            <text:p>1.2264063458541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353" calcext:value-type="float">
            <text:p>353</text:p>
          </table:table-cell>
          <table:table-cell table:formula="of:=1-([.M68]-[.N68])/[.M68]" office:value-type="float" office:value="0.353" calcext:value-type="float">
            <text:p>0.3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82.55" calcext:value-type="float">
            <text:p>-82.55</text:p>
          </table:table-cell>
          <table:table-cell table:formula="of:=10^([.B69]/10)" office:value-type="float" office:value="0.00000000555904257270405" calcext:value-type="float">
            <text:p>5.55904257270405E-09</text:p>
          </table:table-cell>
          <table:table-cell office:value-type="float" office:value="-60.75" calcext:value-type="float">
            <text:p>-60.75</text:p>
          </table:table-cell>
          <table:table-cell table:formula="of:=10^([.D69]/10)" office:value-type="float" office:value="0.000000841395141645195" calcext:value-type="float">
            <text:p>8.41395141645195E-07</text:p>
          </table:table-cell>
          <table:table-cell office:value-type="float" office:value="-60.8" calcext:value-type="float">
            <text:p>-60.8</text:p>
          </table:table-cell>
          <table:table-cell table:formula="of:=10^([.F69]/10)" office:value-type="float" office:value="0.000000831763771102671" calcext:value-type="float">
            <text:p>8.31763771102671E-07</text:p>
          </table:table-cell>
          <table:table-cell table:formula="of:=10*LOG10([.I69]) + 34.5" office:value-type="float" office:value="34.5503344783427" calcext:value-type="float">
            <text:p>34.5503344783427</text:p>
          </table:table-cell>
          <table:table-cell table:formula="of:=([.E69]-[.C69])/([.G69]-[.C69])" office:value-type="float" office:value="1.01165736555352" calcext:value-type="float">
            <text:p>1.0116573655535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424" calcext:value-type="float">
            <text:p>424</text:p>
          </table:table-cell>
          <table:table-cell table:formula="of:=1-([.M69]-[.N69])/[.M69]" office:value-type="float" office:value="0.424" calcext:value-type="float">
            <text:p>0.4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2.57" calcext:value-type="float">
            <text:p>-82.57</text:p>
          </table:table-cell>
          <table:table-cell table:formula="of:=10^([.B70]/10)" office:value-type="float" office:value="0.00000000553350109215737" calcext:value-type="float">
            <text:p>5.53350109215737E-09</text:p>
          </table:table-cell>
          <table:table-cell office:value-type="float" office:value="-60.75" calcext:value-type="float">
            <text:p>-60.75</text:p>
          </table:table-cell>
          <table:table-cell table:formula="of:=10^([.D70]/10)" office:value-type="float" office:value="0.000000841395141645195" calcext:value-type="float">
            <text:p>8.41395141645195E-07</text:p>
          </table:table-cell>
          <table:table-cell office:value-type="float" office:value="-60.73" calcext:value-type="float">
            <text:p>-60.73</text:p>
          </table:table-cell>
          <table:table-cell table:formula="of:=10^([.F70]/10)" office:value-type="float" office:value="0.000000845278845160291" calcext:value-type="float">
            <text:p>8.45278845160291E-07</text:p>
          </table:table-cell>
          <table:table-cell table:formula="of:=10*LOG10([.I70]) + 34.5" office:value-type="float" office:value="34.4798679040874" calcext:value-type="float">
            <text:p>34.4798679040874</text:p>
          </table:table-cell>
          <table:table-cell table:formula="of:=([.E70]-[.C70])/([.G70]-[.C70])" office:value-type="float" office:value="0.995375141353828" calcext:value-type="float">
            <text:p>0.99537514135382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442" calcext:value-type="float">
            <text:p>442</text:p>
          </table:table-cell>
          <table:table-cell table:formula="of:=1-([.M70]-[.N70])/[.M70]" office:value-type="float" office:value="0.442" calcext:value-type="float">
            <text:p>0.4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2.61" calcext:value-type="float">
            <text:p>-82.61</text:p>
          </table:table-cell>
          <table:table-cell table:formula="of:=10^([.B71]/10)" office:value-type="float" office:value="0.00000000548276964920855" calcext:value-type="float">
            <text:p>5.48276964920855E-09</text:p>
          </table:table-cell>
          <table:table-cell office:value-type="float" office:value="-60.72" calcext:value-type="float">
            <text:p>-60.72</text:p>
          </table:table-cell>
          <table:table-cell table:formula="of:=10^([.D71]/10)" office:value-type="float" office:value="0.000000847227414140596" calcext:value-type="float">
            <text:p>8.47227414140596E-07</text:p>
          </table:table-cell>
          <table:table-cell office:value-type="float" office:value="-59.78" calcext:value-type="float">
            <text:p>-59.78</text:p>
          </table:table-cell>
          <table:table-cell table:formula="of:=10^([.F71]/10)" office:value-type="float" office:value="0.00000105196187382322" calcext:value-type="float">
            <text:p>1.05196187382322E-06</text:p>
          </table:table-cell>
          <table:table-cell table:formula="of:=10*LOG10([.I71]) + 34.5" office:value-type="float" office:value="33.5544980103697" calcext:value-type="float">
            <text:p>33.5544980103697</text:p>
          </table:table-cell>
          <table:table-cell table:formula="of:=([.E71]-[.C71])/([.G71]-[.C71])" office:value-type="float" office:value="0.804358769452713" calcext:value-type="float">
            <text:p>0.80435876945271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39" calcext:value-type="float">
            <text:p>539</text:p>
          </table:table-cell>
          <table:table-cell table:formula="of:=1-([.M71]-[.N71])/[.M71]" office:value-type="float" office:value="0.539" calcext:value-type="float">
            <text:p>0.5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2.61" calcext:value-type="float">
            <text:p>-82.61</text:p>
          </table:table-cell>
          <table:table-cell table:formula="of:=10^([.B72]/10)" office:value-type="float" office:value="0.00000000548276964920855" calcext:value-type="float">
            <text:p>5.48276964920855E-09</text:p>
          </table:table-cell>
          <table:table-cell office:value-type="float" office:value="-60.72" calcext:value-type="float">
            <text:p>-60.72</text:p>
          </table:table-cell>
          <table:table-cell table:formula="of:=10^([.D72]/10)" office:value-type="float" office:value="0.000000847227414140596" calcext:value-type="float">
            <text:p>8.47227414140596E-07</text:p>
          </table:table-cell>
          <table:table-cell office:value-type="float" office:value="-59.72" calcext:value-type="float">
            <text:p>-59.72</text:p>
          </table:table-cell>
          <table:table-cell table:formula="of:=10^([.F72]/10)" office:value-type="float" office:value="0.00000106659612123026" calcext:value-type="float">
            <text:p>1.06659612123026E-06</text:p>
          </table:table-cell>
          <table:table-cell table:formula="of:=10*LOG10([.I72]) + 34.5" office:value-type="float" office:value="33.4941858278841" calcext:value-type="float">
            <text:p>33.4941858278841</text:p>
          </table:table-cell>
          <table:table-cell table:formula="of:=([.E72]-[.C72])/([.G72]-[.C72])" office:value-type="float" office:value="0.793265529302025" calcext:value-type="float">
            <text:p>0.793265529302025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46" calcext:value-type="float">
            <text:p>546</text:p>
          </table:table-cell>
          <table:table-cell table:formula="of:=1-([.M72]-[.N72])/[.M72]" office:value-type="float" office:value="0.546" calcext:value-type="float">
            <text:p>0.5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2.57" calcext:value-type="float">
            <text:p>-82.57</text:p>
          </table:table-cell>
          <table:table-cell table:formula="of:=10^([.B73]/10)" office:value-type="float" office:value="0.00000000553350109215737" calcext:value-type="float">
            <text:p>5.53350109215737E-09</text:p>
          </table:table-cell>
          <table:table-cell office:value-type="float" office:value="-60.56" calcext:value-type="float">
            <text:p>-60.56</text:p>
          </table:table-cell>
          <table:table-cell table:formula="of:=10^([.D73]/10)" office:value-type="float" office:value="0.000000879022516830884" calcext:value-type="float">
            <text:p>8.79022516830884E-07</text:p>
          </table:table-cell>
          <table:table-cell office:value-type="float" office:value="-57.51" calcext:value-type="float">
            <text:p>-57.51</text:p>
          </table:table-cell>
          <table:table-cell table:formula="of:=10^([.F73]/10)" office:value-type="float" office:value="0.00000177418948089017" calcext:value-type="float">
            <text:p>1.77418948089017E-06</text:p>
          </table:table-cell>
          <table:table-cell table:formula="of:=10*LOG10([.I73]) + 34.5" office:value-type="float" office:value="31.4361408126421" calcext:value-type="float">
            <text:p>31.4361408126421</text:p>
          </table:table-cell>
          <table:table-cell table:formula="of:=([.E73]-[.C73])/([.G73]-[.C73])" office:value-type="float" office:value="0.493871632310589" calcext:value-type="float">
            <text:p>0.49387163231058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29" calcext:value-type="float">
            <text:p>729</text:p>
          </table:table-cell>
          <table:table-cell table:formula="of:=1-([.M73]-[.N73])/[.M73]" office:value-type="float" office:value="0.729" calcext:value-type="float">
            <text:p>0.7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2.63" calcext:value-type="float">
            <text:p>-82.63</text:p>
          </table:table-cell>
          <table:table-cell table:formula="of:=10^([.B74]/10)" office:value-type="float" office:value="0.00000000545757861091271" calcext:value-type="float">
            <text:p>5.45757861091271E-09</text:p>
          </table:table-cell>
          <table:table-cell office:value-type="float" office:value="-60.48" calcext:value-type="float">
            <text:p>-60.48</text:p>
          </table:table-cell>
          <table:table-cell table:formula="of:=10^([.D74]/10)" office:value-type="float" office:value="0.000000895364765549594" calcext:value-type="float">
            <text:p>8.95364765549594E-07</text:p>
          </table:table-cell>
          <table:table-cell office:value-type="float" office:value="-57.61" calcext:value-type="float">
            <text:p>-57.61</text:p>
          </table:table-cell>
          <table:table-cell table:formula="of:=10^([.F74]/10)" office:value-type="float" office:value="0.00000173380399775414" calcext:value-type="float">
            <text:p>1.73380399775414E-06</text:p>
          </table:table-cell>
          <table:table-cell table:formula="of:=10*LOG10([.I74]) + 34.5" office:value-type="float" office:value="31.6171391998364" calcext:value-type="float">
            <text:p>31.6171391998364</text:p>
          </table:table-cell>
          <table:table-cell table:formula="of:=([.E74]-[.C74])/([.G74]-[.C74])" office:value-type="float" office:value="0.514889363082562" calcext:value-type="float">
            <text:p>0.51488936308256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747" calcext:value-type="float">
            <text:p>747</text:p>
          </table:table-cell>
          <table:table-cell table:formula="of:=1-([.M74]-[.N74])/[.M74]" office:value-type="float" office:value="0.747" calcext:value-type="float">
            <text:p>0.7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2.64" calcext:value-type="float">
            <text:p>-82.64</text:p>
          </table:table-cell>
          <table:table-cell table:formula="of:=10^([.B75]/10)" office:value-type="float" office:value="0.00000000544502652842422" calcext:value-type="float">
            <text:p>5.44502652842422E-09</text:p>
          </table:table-cell>
          <table:table-cell office:value-type="float" office:value="-60.32" calcext:value-type="float">
            <text:p>-60.32</text:p>
          </table:table-cell>
          <table:table-cell table:formula="of:=10^([.D75]/10)" office:value-type="float" office:value="0.000000928966386779936" calcext:value-type="float">
            <text:p>9.28966386779936E-07</text:p>
          </table:table-cell>
          <table:table-cell office:value-type="float" office:value="-56.3" calcext:value-type="float">
            <text:p>-56.3</text:p>
          </table:table-cell>
          <table:table-cell table:formula="of:=10^([.F75]/10)" office:value-type="float" office:value="0.00000234422881531992" calcext:value-type="float">
            <text:p>2.34422881531992E-06</text:p>
          </table:table-cell>
          <table:table-cell table:formula="of:=10*LOG10([.I75]) + 34.5" office:value-type="float" office:value="30.4645686987201" calcext:value-type="float">
            <text:p>30.4645686987201</text:p>
          </table:table-cell>
          <table:table-cell table:formula="of:=([.E75]-[.C75])/([.G75]-[.C75])" office:value-type="float" office:value="0.394872482303598" calcext:value-type="float">
            <text:p>0.39487248230359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830" calcext:value-type="float">
            <text:p>830</text:p>
          </table:table-cell>
          <table:table-cell table:formula="of:=1-([.M75]-[.N75])/[.M75]"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2.65" calcext:value-type="float">
            <text:p>-82.65</text:p>
          </table:table-cell>
          <table:table-cell table:formula="of:=10^([.B76]/10)" office:value-type="float" office:value="0.00000000543250331492433" calcext:value-type="float">
            <text:p>5.43250331492433E-09</text:p>
          </table:table-cell>
          <table:table-cell office:value-type="float" office:value="-60.35" calcext:value-type="float">
            <text:p>-60.35</text:p>
          </table:table-cell>
          <table:table-cell table:formula="of:=10^([.D76]/10)" office:value-type="float" office:value="0.000000922571427154763" calcext:value-type="float">
            <text:p>9.22571427154763E-07</text:p>
          </table:table-cell>
          <table:table-cell office:value-type="float" office:value="-56.34" calcext:value-type="float">
            <text:p>-56.34</text:p>
          </table:table-cell>
          <table:table-cell table:formula="of:=10^([.F76]/10)" office:value-type="float" office:value="0.0000023227367963571" calcext:value-type="float">
            <text:p>2.3227367963571E-06</text:p>
          </table:table-cell>
          <table:table-cell table:formula="of:=10*LOG10([.I76]) + 34.5" office:value-type="float" office:value="30.4745205930662" calcext:value-type="float">
            <text:p>30.4745205930662</text:p>
          </table:table-cell>
          <table:table-cell table:formula="of:=([.E76]-[.C76])/([.G76]-[.C76])" office:value-type="float" office:value="0.395778373428812" calcext:value-type="float">
            <text:p>0.395778373428812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836" calcext:value-type="float">
            <text:p>836</text:p>
          </table:table-cell>
          <table:table-cell table:formula="of:=1-([.M76]-[.N76])/[.M76]" office:value-type="float" office:value="0.836" calcext:value-type="float">
            <text:p>0.83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2.65" calcext:value-type="float">
            <text:p>-82.65</text:p>
          </table:table-cell>
          <table:table-cell table:formula="of:=10^([.B77]/10)" office:value-type="float" office:value="0.00000000543250331492433" calcext:value-type="float">
            <text:p>5.43250331492433E-09</text:p>
          </table:table-cell>
          <table:table-cell office:value-type="float" office:value="-60.39" calcext:value-type="float">
            <text:p>-60.39</text:p>
          </table:table-cell>
          <table:table-cell table:formula="of:=10^([.D77]/10)" office:value-type="float" office:value="0.000000914113241470251" calcext:value-type="float">
            <text:p>9.14113241470251E-07</text:p>
          </table:table-cell>
          <table:table-cell office:value-type="float" office:value="-55.3" calcext:value-type="float">
            <text:p>-55.3</text:p>
          </table:table-cell>
          <table:table-cell table:formula="of:=10^([.F77]/10)" office:value-type="float" office:value="0.00000295120922666639" calcext:value-type="float">
            <text:p>2.95120922666639E-06</text:p>
          </table:table-cell>
          <table:table-cell table:formula="of:=10*LOG10([.I77]) + 34.5" office:value-type="float" office:value="29.3921149596993" calcext:value-type="float">
            <text:p>29.3921149596993</text:p>
          </table:table-cell>
          <table:table-cell table:formula="of:=([.E77]-[.C77])/([.G77]-[.C77])" office:value-type="float" office:value="0.308468978980017" calcext:value-type="float">
            <text:p>0.308468978980017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902" calcext:value-type="float">
            <text:p>902</text:p>
          </table:table-cell>
          <table:table-cell table:formula="of:=1-([.M77]-[.N77])/[.M77]" office:value-type="float" office:value="0.902" calcext:value-type="float">
            <text:p>0.90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2.6" calcext:value-type="float">
            <text:p>-82.6</text:p>
          </table:table-cell>
          <table:table-cell table:formula="of:=10^([.B78]/10)" office:value-type="float" office:value="0.00000000549540873857625" calcext:value-type="float">
            <text:p>5.49540873857625E-09</text:p>
          </table:table-cell>
          <table:table-cell office:value-type="float" office:value="-60.33" calcext:value-type="float">
            <text:p>-60.33</text:p>
          </table:table-cell>
          <table:table-cell table:formula="of:=10^([.D78]/10)" office:value-type="float" office:value="0.000000926829823379351" calcext:value-type="float">
            <text:p>9.26829823379351E-07</text:p>
          </table:table-cell>
          <table:table-cell office:value-type="float" office:value="-55.29" calcext:value-type="float">
            <text:p>-55.29</text:p>
          </table:table-cell>
          <table:table-cell table:formula="of:=10^([.F78]/10)" office:value-type="float" office:value="0.00000295801246655155" calcext:value-type="float">
            <text:p>2.95801246655155E-06</text:p>
          </table:table-cell>
          <table:table-cell table:formula="of:=10*LOG10([.I78]) + 34.5" office:value-type="float" office:value="29.442248783076" calcext:value-type="float">
            <text:p>29.442248783076</text:p>
          </table:table-cell>
          <table:table-cell table:formula="of:=([.E78]-[.C78])/([.G78]-[.C78])" office:value-type="float" office:value="0.312050496779598" calcext:value-type="float">
            <text:p>0.31205049677959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908" calcext:value-type="float">
            <text:p>908</text:p>
          </table:table-cell>
          <table:table-cell table:formula="of:=1-([.M78]-[.N78])/[.M78]" office:value-type="float" office:value="0.908" calcext:value-type="float">
            <text:p>0.9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82.55" calcext:value-type="float">
            <text:p>-82.55</text:p>
          </table:table-cell>
          <table:table-cell table:formula="of:=10^([.B79]/10)" office:value-type="float" office:value="0.00000000555904257270405" calcext:value-type="float">
            <text:p>5.55904257270405E-09</text:p>
          </table:table-cell>
          <table:table-cell office:value-type="float" office:value="-60.37" calcext:value-type="float">
            <text:p>-60.37</text:p>
          </table:table-cell>
          <table:table-cell table:formula="of:=10^([.D79]/10)" office:value-type="float" office:value="0.000000918332596483581" calcext:value-type="float">
            <text:p>9.18332596483581E-07</text:p>
          </table:table-cell>
          <table:table-cell office:value-type="float" office:value="-54.3" calcext:value-type="float">
            <text:p>-54.3</text:p>
          </table:table-cell>
          <table:table-cell table:formula="of:=10^([.F79]/10)" office:value-type="float" office:value="0.00000371535229097173" calcext:value-type="float">
            <text:p>3.71535229097173E-06</text:p>
          </table:table-cell>
          <table:table-cell table:formula="of:=10*LOG10([.I79]) + 34.5" office:value-type="float" office:value="28.4101334214187" calcext:value-type="float">
            <text:p>28.4101334214187</text:p>
          </table:table-cell>
          <table:table-cell table:formula="of:=([.E79]-[.C79])/([.G79]-[.C79])" office:value-type="float" office:value="0.246044319128778" calcext:value-type="float">
            <text:p>0.246044319128778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939" calcext:value-type="float">
            <text:p>939</text:p>
          </table:table-cell>
          <table:table-cell table:formula="of:=1-([.M79]-[.N79])/[.M79]" office:value-type="float" office:value="0.939" calcext:value-type="float">
            <text:p>0.9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82.59" calcext:value-type="float">
            <text:p>-82.59</text:p>
          </table:table-cell>
          <table:table-cell table:formula="of:=10^([.B80]/10)" office:value-type="float" office:value="0.00000000550807696405403" calcext:value-type="float">
            <text:p>5.50807696405403E-09</text:p>
          </table:table-cell>
          <table:table-cell office:value-type="float" office:value="-60.48" calcext:value-type="float">
            <text:p>-60.48</text:p>
          </table:table-cell>
          <table:table-cell table:formula="of:=10^([.D80]/10)" office:value-type="float" office:value="0.000000895364765549594" calcext:value-type="float">
            <text:p>8.95364765549594E-07</text:p>
          </table:table-cell>
          <table:table-cell office:value-type="float" office:value="-53.32" calcext:value-type="float">
            <text:p>-53.32</text:p>
          </table:table-cell>
          <table:table-cell table:formula="of:=10^([.F80]/10)" office:value-type="float" office:value="0.00000465586093522959" calcext:value-type="float">
            <text:p>4.65586093522959E-06</text:p>
          </table:table-cell>
          <table:table-cell table:formula="of:=10*LOG10([.I80]) + 34.5" office:value-type="float" office:value="27.3183416172867" calcext:value-type="float">
            <text:p>27.3183416172867</text:p>
          </table:table-cell>
          <table:table-cell table:formula="of:=([.E80]-[.C80])/([.G80]-[.C80])" office:value-type="float" office:value="0.191352509305591" calcext:value-type="float">
            <text:p>0.19135250930559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975" calcext:value-type="float">
            <text:p>975</text:p>
          </table:table-cell>
          <table:table-cell table:formula="of:=1-([.M80]-[.N80])/[.M80]" office:value-type="float" office:value="0.975" calcext:value-type="float">
            <text:p>0.9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82.62" calcext:value-type="float">
            <text:p>-82.62</text:p>
          </table:table-cell>
          <table:table-cell table:formula="of:=10^([.B81]/10)" office:value-type="float" office:value="0.00000000547015962893971" calcext:value-type="float">
            <text:p>5.47015962893971E-09</text:p>
          </table:table-cell>
          <table:table-cell office:value-type="float" office:value="-60.66" calcext:value-type="float">
            <text:p>-60.66</text:p>
          </table:table-cell>
          <table:table-cell table:formula="of:=10^([.D81]/10)" office:value-type="float" office:value="0.000000859013521505396" calcext:value-type="float">
            <text:p>8.59013521505396E-07</text:p>
          </table:table-cell>
          <table:table-cell office:value-type="float" office:value="-52.36" calcext:value-type="float">
            <text:p>-52.36</text:p>
          </table:table-cell>
          <table:table-cell table:formula="of:=10^([.F81]/10)" office:value-type="float" office:value="0.00000580764417521312" calcext:value-type="float">
            <text:p>5.80764417521312E-06</text:p>
          </table:table-cell>
          <table:table-cell table:formula="of:=10*LOG10([.I81]) + 34.5" office:value-type="float" office:value="26.1763483934309" calcext:value-type="float">
            <text:p>26.1763483934309</text:p>
          </table:table-cell>
          <table:table-cell table:formula="of:=([.E81]-[.C81])/([.G81]-[.C81])" office:value-type="float" office:value="0.147107508251891" calcext:value-type="float">
            <text:p>0.147107508251891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987" calcext:value-type="float">
            <text:p>987</text:p>
          </table:table-cell>
          <table:table-cell table:formula="of:=1-([.M81]-[.N81])/[.M81]" office:value-type="float" office:value="0.987" calcext:value-type="float">
            <text:p>0.9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82.67" calcext:value-type="float">
            <text:p>-82.67</text:p>
          </table:table-cell>
          <table:table-cell table:formula="of:=10^([.B82]/10)" office:value-type="float" office:value="0.00000000540754322945582" calcext:value-type="float">
            <text:p>5.40754322945582E-09</text:p>
          </table:table-cell>
          <table:table-cell office:value-type="float" office:value="-60.65" calcext:value-type="float">
            <text:p>-60.65</text:p>
          </table:table-cell>
          <table:table-cell table:formula="of:=10^([.D82]/10)" office:value-type="float" office:value="0.000000860993752184602" calcext:value-type="float">
            <text:p>8.60993752184602E-07</text:p>
          </table:table-cell>
          <table:table-cell office:value-type="float" office:value="-51.5" calcext:value-type="float">
            <text:p>-51.5</text:p>
          </table:table-cell>
          <table:table-cell table:formula="of:=10^([.F82]/10)" office:value-type="float" office:value="0.00000707945784384137" calcext:value-type="float">
            <text:p>7.07945784384137E-06</text:p>
          </table:table-cell>
          <table:table-cell table:formula="of:=10*LOG10([.I82]) + 34.5" office:value-type="float" office:value="25.3259563206285" calcext:value-type="float">
            <text:p>25.3259563206285</text:p>
          </table:table-cell>
          <table:table-cell table:formula="of:=([.E82]-[.C82])/([.G82]-[.C82])" office:value-type="float" office:value="0.120947148040654" calcext:value-type="float">
            <text:p>0.12094714804065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993" calcext:value-type="float">
            <text:p>993</text:p>
          </table:table-cell>
          <table:table-cell table:formula="of:=1-([.M82]-[.N82])/[.M82]" office:value-type="float" office:value="0.993" calcext:value-type="float">
            <text:p>0.99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2.59" calcext:value-type="float">
            <text:p>-82.59</text:p>
          </table:table-cell>
          <table:table-cell table:formula="of:=10^([.B83]/10)" office:value-type="float" office:value="0.00000000550807696405403" calcext:value-type="float">
            <text:p>5.50807696405403E-09</text:p>
          </table:table-cell>
          <table:table-cell office:value-type="float" office:value="-60.57" calcext:value-type="float">
            <text:p>-60.57</text:p>
          </table:table-cell>
          <table:table-cell table:formula="of:=10^([.D83]/10)" office:value-type="float" office:value="0.000000877000821143634" calcext:value-type="float">
            <text:p>8.77000821143634E-07</text:p>
          </table:table-cell>
          <table:table-cell office:value-type="float" office:value="-50.52" calcext:value-type="float">
            <text:p>-50.52</text:p>
          </table:table-cell>
          <table:table-cell table:formula="of:=10^([.F83]/10)" office:value-type="float" office:value="0.0000088715601203796" calcext:value-type="float">
            <text:p>8.8715601203796E-06</text:p>
          </table:table-cell>
          <table:table-cell table:formula="of:=10*LOG10([.I83]) + 34.5" office:value-type="float" office:value="24.4253349937469" calcext:value-type="float">
            <text:p>24.4253349937469</text:p>
          </table:table-cell>
          <table:table-cell table:formula="of:=([.E83]-[.C83])/([.G83]-[.C83])" office:value-type="float" office:value="0.0982954690443986" calcext:value-type="float">
            <text:p>0.098295469044399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998" calcext:value-type="float">
            <text:p>998</text:p>
          </table:table-cell>
          <table:table-cell table:formula="of:=1-([.M83]-[.N83])/[.M83]" office:value-type="float" office:value="0.998" calcext:value-type="float">
            <text:p>0.9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82.63" calcext:value-type="float">
            <text:p>-82.63</text:p>
          </table:table-cell>
          <table:table-cell table:formula="of:=10^([.B84]/10)" office:value-type="float" office:value="0.00000000545757861091271" calcext:value-type="float">
            <text:p>5.45757861091271E-09</text:p>
          </table:table-cell>
          <table:table-cell office:value-type="float" office:value="-60.63" calcext:value-type="float">
            <text:p>-60.63</text:p>
          </table:table-cell>
          <table:table-cell table:formula="of:=10^([.D84]/10)" office:value-type="float" office:value="0.000000864967918775692" calcext:value-type="float">
            <text:p>8.64967918775692E-07</text:p>
          </table:table-cell>
          <table:table-cell office:value-type="float" office:value="-48.75" calcext:value-type="float">
            <text:p>-48.75</text:p>
          </table:table-cell>
          <table:table-cell table:formula="of:=10^([.F84]/10)" office:value-type="float" office:value="0.0000133352143216332" calcext:value-type="float">
            <text:p>1.33352143216332E-05</text:p>
          </table:table-cell>
          <table:table-cell table:formula="of:=10*LOG10([.I84]) + 34.5" office:value-type="float" office:value="22.5942888177319" calcext:value-type="float">
            <text:p>22.5942888177319</text:p>
          </table:table-cell>
          <table:table-cell table:formula="of:=([.E84]-[.C84])/([.G84]-[.C84])" office:value-type="float" office:value="0.0644805720565534" calcext:value-type="float">
            <text:p>0.064480572056553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1-([.M84]-[.N84])/[.M84]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2.61" calcext:value-type="float">
            <text:p>-82.61</text:p>
          </table:table-cell>
          <table:table-cell table:formula="of:=10^([.B85]/10)" office:value-type="float" office:value="0.00000000548276964920855" calcext:value-type="float">
            <text:p>5.48276964920855E-09</text:p>
          </table:table-cell>
          <table:table-cell office:value-type="float" office:value="-60.51" calcext:value-type="float">
            <text:p>-60.51</text:p>
          </table:table-cell>
          <table:table-cell table:formula="of:=10^([.D85]/10)" office:value-type="float" office:value="0.000000889201117857948" calcext:value-type="float">
            <text:p>8.89201117857948E-07</text:p>
          </table:table-cell>
          <table:table-cell office:value-type="float" office:value="-44.3" calcext:value-type="float">
            <text:p>-44.3</text:p>
          </table:table-cell>
          <table:table-cell table:formula="of:=10^([.F85]/10)" office:value-type="float" office:value="0.0000371535229097173" calcext:value-type="float">
            <text:p>3.71535229097173E-05</text:p>
          </table:table-cell>
          <table:table-cell table:formula="of:=10*LOG10([.I85]) + 34.5" office:value-type="float" office:value="18.2637796597921" calcext:value-type="float">
            <text:p>18.2637796597921</text:p>
          </table:table-cell>
          <table:table-cell table:formula="of:=([.E85]-[.C85])/([.G85]-[.C85])" office:value-type="float" office:value="0.023789097483384" calcext:value-type="float">
            <text:p>0.023789097483384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1-([.M85]-[.N85])/[.M85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14:21:40.600902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0:47:44.476153003</meta:creation-date>
    <meta:generator>LibreOffice/6.0.7.3$Linux_X86_64 LibreOffice_project/00m0$Build-3</meta:generator>
    <dc:date>2019-06-10T15:50:55.273828539</dc:date>
    <meta:editing-duration>P1DT1H45M48S</meta:editing-duration>
    <meta:editing-cycles>45</meta:editing-cycles>
    <meta:document-statistic meta:table-count="1" meta:cell-count="1259" meta:object-count="0"/>
  </office:meta>
</office:document-meta>
</file>